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4.396cm"/>
    </style:style>
    <style:style style:name="co10" style:family="table-column">
      <style:table-column-properties fo:break-before="auto" style:column-width="10.587cm"/>
    </style:style>
    <style:style style:name="co11" style:family="table-column">
      <style:table-column-properties fo:break-before="auto" style:column-width="14.679cm"/>
    </style:style>
    <style:style style:name="co12" style:family="table-column">
      <style:table-column-properties fo:break-before="auto" style:column-width="4.4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epz Player" table:style-name="ta1">
        <table:shapes>
          <draw:frame draw:z-index="0" draw:style-name="gr1" draw:text-style-name="P1" svg:width="15.999cm" svg:height="8.999cm" svg:x="38.231cm" svg:y="18.745cm">
            <draw:object draw:notify-on-update-of-ranges="'Crepz Player'.J57:'Crepz Player'.J60 'Crepz Player'.I45:'Crepz Player'.I45 'Crepz Player'.M45:'Crepz Player'.M48 'Crepz Player'.I49:'Crepz Player'.I49 'Crepz Player'.M49:'Crepz Player'.M52 'Crepz Player'.I53:'Crepz Player'.I53 'Crepz Player'.M53:'Crepz Player'.M56 'Crepz Player'.I57:'Crepz Player'.I57 'Crepz Player'.M57:'Crepz Player'.M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º Teste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 (ms)</text:p>
          </table:table-cell>
          <table:table-cell table:number-columns-repeated="2"/>
          <table:table-cell office:value-type="string" calcext:value-type="string">
            <text:p>Sonar way</text:p>
          </table:table-cell>
          <table:table-cell office:value-type="string" calcext:value-type="string">
            <text:p>Somente Bugs</text:p>
          </table:table-cell>
          <table:table-cell office:value-type="string" calcext:value-type="string">
            <text:p>Bugs e Vulnerabilidades</text:p>
          </table:table-cell>
          <table:table-cell office:value-type="string" calcext:value-type="string">
            <text:p>Somente Vulnerabilidade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274" calcext:value-type="float">
            <text:p>27274</text:p>
          </table:table-cell>
          <table:table-cell office:value-type="float" office:value="92434" calcext:value-type="float">
            <text:p>92434</text:p>
          </table:table-cell>
          <table:table-cell/>
          <table:table-cell office:value-type="string" calcext:value-type="string">
            <text:p>Média (ms)</text:p>
          </table:table-cell>
          <table:table-cell table:formula="of:=AVERAGE([.E2:.E11])" office:value-type="float" office:value="94531.2" calcext:value-type="float">
            <text:p>94531,2</text:p>
          </table:table-cell>
          <table:table-cell table:formula="of:=AVERAGE([.E12:.E21])" office:value-type="float" office:value="76903.5" calcext:value-type="float">
            <text:p>76903,5</text:p>
          </table:table-cell>
          <table:table-cell table:formula="of:=AVERAGE([.E22:.E31])" office:value-type="float" office:value="77438.4" calcext:value-type="float">
            <text:p>77438,4</text:p>
          </table:table-cell>
          <table:table-cell table:formula="of:=AVERAGE([.E32:.E41])" office:value-type="float" office:value="42004.5" calcext:value-type="float">
            <text:p>42004,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321" calcext:value-type="float">
            <text:p>27321</text:p>
          </table:table-cell>
          <table:table-cell office:value-type="float" office:value="93185" calcext:value-type="float">
            <text:p>93185</text:p>
          </table:table-cell>
          <table:table-cell/>
          <table:table-cell office:value-type="string" calcext:value-type="string">
            <text:p>Desvio (ms)</text:p>
          </table:table-cell>
          <table:table-cell table:formula="of:=STDEV([.E2:.E11])" office:value-type="float" office:value="2774.06800365256" calcext:value-type="float">
            <text:p>2774,0680036526</text:p>
          </table:table-cell>
          <table:table-cell table:formula="of:=STDEV([.E12:.E21])" office:value-type="float" office:value="1944.74964112779" calcext:value-type="float">
            <text:p>1944,7496411278</text:p>
          </table:table-cell>
          <table:table-cell table:formula="of:=STDEV([.E22:.E31])" office:value-type="float" office:value="3039.59435159072" calcext:value-type="float">
            <text:p>3039,5943515907</text:p>
          </table:table-cell>
          <table:table-cell table:formula="of:=STDEV([.E32:.E41])" office:value-type="float" office:value="3815.64115043447" calcext:value-type="float">
            <text:p>3815,64115043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373" calcext:value-type="float">
            <text:p>27373</text:p>
          </table:table-cell>
          <table:table-cell office:value-type="float" office:value="93611" calcext:value-type="float">
            <text:p>9361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423" calcext:value-type="float">
            <text:p>27423</text:p>
          </table:table-cell>
          <table:table-cell office:value-type="float" office:value="98759" calcext:value-type="float">
            <text:p>9875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475" calcext:value-type="float">
            <text:p>27475</text:p>
          </table:table-cell>
          <table:table-cell office:value-type="float" office:value="88855" calcext:value-type="float">
            <text:p>8885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568" calcext:value-type="float">
            <text:p>27568</text:p>
          </table:table-cell>
          <table:table-cell office:value-type="float" office:value="94839" calcext:value-type="float">
            <text:p>9483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622" calcext:value-type="float">
            <text:p>27622</text:p>
          </table:table-cell>
          <table:table-cell office:value-type="float" office:value="94942" calcext:value-type="float">
            <text:p>9494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679" calcext:value-type="float">
            <text:p>27679</text:p>
          </table:table-cell>
          <table:table-cell office:value-type="float" office:value="95687" calcext:value-type="float">
            <text:p>9568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730" calcext:value-type="float">
            <text:p>27730</text:p>
          </table:table-cell>
          <table:table-cell office:value-type="float" office:value="97674" calcext:value-type="float">
            <text:p>9767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819" calcext:value-type="float">
            <text:p>27819</text:p>
          </table:table-cell>
          <table:table-cell office:value-type="float" office:value="95326" calcext:value-type="float">
            <text:p>9532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681" calcext:value-type="float">
            <text:p>26681</text:p>
          </table:table-cell>
          <table:table-cell office:value-type="float" office:value="76330" calcext:value-type="float">
            <text:p>7633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736" calcext:value-type="float">
            <text:p>26736</text:p>
          </table:table-cell>
          <table:table-cell office:value-type="float" office:value="80667" calcext:value-type="float">
            <text:p>806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787" calcext:value-type="float">
            <text:p>26787</text:p>
          </table:table-cell>
          <table:table-cell office:value-type="float" office:value="76675" calcext:value-type="float">
            <text:p>7667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838" calcext:value-type="float">
            <text:p>26838</text:p>
          </table:table-cell>
          <table:table-cell office:value-type="float" office:value="73078" calcext:value-type="float">
            <text:p>7307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908" calcext:value-type="float">
            <text:p>26908</text:p>
          </table:table-cell>
          <table:table-cell office:value-type="float" office:value="76318" calcext:value-type="float">
            <text:p>7631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956" calcext:value-type="float">
            <text:p>26956</text:p>
          </table:table-cell>
          <table:table-cell office:value-type="float" office:value="76515" calcext:value-type="float">
            <text:p>765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006" calcext:value-type="float">
            <text:p>27006</text:p>
          </table:table-cell>
          <table:table-cell office:value-type="float" office:value="77046" calcext:value-type="float">
            <text:p>7704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059" calcext:value-type="float">
            <text:p>27059</text:p>
          </table:table-cell>
          <table:table-cell office:value-type="float" office:value="76882" calcext:value-type="float">
            <text:p>7688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165" calcext:value-type="float">
            <text:p>27165</text:p>
          </table:table-cell>
          <table:table-cell office:value-type="float" office:value="78960" calcext:value-type="float">
            <text:p>7896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213" calcext:value-type="float">
            <text:p>27213</text:p>
          </table:table-cell>
          <table:table-cell office:value-type="float" office:value="76564" calcext:value-type="float">
            <text:p>7656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5947" calcext:value-type="float">
            <text:p>25947</text:p>
          </table:table-cell>
          <table:table-cell office:value-type="float" office:value="74258" calcext:value-type="float">
            <text:p>7425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001" calcext:value-type="float">
            <text:p>26001</text:p>
          </table:table-cell>
          <table:table-cell office:value-type="float" office:value="73140" calcext:value-type="float">
            <text:p>7314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068" calcext:value-type="float">
            <text:p>26068</text:p>
          </table:table-cell>
          <table:table-cell office:value-type="float" office:value="77538" calcext:value-type="float">
            <text:p>7753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195" calcext:value-type="float">
            <text:p>26195</text:p>
          </table:table-cell>
          <table:table-cell office:value-type="float" office:value="81892" calcext:value-type="float">
            <text:p>8189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252" calcext:value-type="float">
            <text:p>26252</text:p>
          </table:table-cell>
          <table:table-cell office:value-type="float" office:value="79379" calcext:value-type="float">
            <text:p>7937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303" calcext:value-type="float">
            <text:p>26303</text:p>
          </table:table-cell>
          <table:table-cell office:value-type="float" office:value="76097" calcext:value-type="float">
            <text:p>7609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372" calcext:value-type="float">
            <text:p>26372</text:p>
          </table:table-cell>
          <table:table-cell office:value-type="float" office:value="74757" calcext:value-type="float">
            <text:p>7475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428" calcext:value-type="float">
            <text:p>26428</text:p>
          </table:table-cell>
          <table:table-cell office:value-type="float" office:value="80667" calcext:value-type="float">
            <text:p>8066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514" calcext:value-type="float">
            <text:p>26514</text:p>
          </table:table-cell>
          <table:table-cell office:value-type="float" office:value="80559" calcext:value-type="float">
            <text:p>8055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564" calcext:value-type="float">
            <text:p>26564</text:p>
          </table:table-cell>
          <table:table-cell office:value-type="float" office:value="76097" calcext:value-type="float">
            <text:p>7609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367" calcext:value-type="float">
            <text:p>25367</text:p>
          </table:table-cell>
          <table:table-cell office:value-type="float" office:value="51822" calcext:value-type="float">
            <text:p>5182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476" calcext:value-type="float">
            <text:p>25476</text:p>
          </table:table-cell>
          <table:table-cell office:value-type="float" office:value="43269" calcext:value-type="float">
            <text:p>4326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535" calcext:value-type="float">
            <text:p>25535</text:p>
          </table:table-cell>
          <table:table-cell office:value-type="float" office:value="40649" calcext:value-type="float">
            <text:p>4064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584" calcext:value-type="float">
            <text:p>25584</text:p>
          </table:table-cell>
          <table:table-cell office:value-type="float" office:value="39323" calcext:value-type="float">
            <text:p>3932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640" calcext:value-type="float">
            <text:p>25640</text:p>
          </table:table-cell>
          <table:table-cell office:value-type="float" office:value="39371" calcext:value-type="float">
            <text:p>3937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686" calcext:value-type="float">
            <text:p>25686</text:p>
          </table:table-cell>
          <table:table-cell office:value-type="float" office:value="43812" calcext:value-type="float">
            <text:p>4381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741" calcext:value-type="float">
            <text:p>25741</text:p>
          </table:table-cell>
          <table:table-cell office:value-type="float" office:value="39585" calcext:value-type="float">
            <text:p>3958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797" calcext:value-type="float">
            <text:p>25797</text:p>
          </table:table-cell>
          <table:table-cell office:value-type="float" office:value="41824" calcext:value-type="float">
            <text:p>418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848" calcext:value-type="float">
            <text:p>25848</text:p>
          </table:table-cell>
          <table:table-cell office:value-type="float" office:value="41027" calcext:value-type="float">
            <text:p>4102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898" calcext:value-type="float">
            <text:p>25898</text:p>
          </table:table-cell>
          <table:table-cell office:value-type="float" office:value="39363" calcext:value-type="float">
            <text:p>39363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table:style-name="ce4" office:value-type="string" calcext:value-type="string">
            <text:p>Núcleos</text:p>
          </table:table-cell>
          <table:table-cell table:style-name="ce4" office:value-type="string" calcext:value-type="string">
            <text:p>Média (ms)</text:p>
          </table:table-cell>
          <table:table-cell table:style-name="ce4" office:value-type="string" calcext:value-type="string">
            <text:p>Desvio (ms)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551" calcext:value-type="float">
            <text:p>16551</text:p>
          </table:table-cell>
          <table:table-cell office:value-type="float" office:value="220801" calcext:value-type="float">
            <text:p>220801</text:p>
          </table:table-cell>
          <table:table-cell table:number-columns-repeated="2"/>
          <table:table-cell table:style-name="ce1" office:value-type="string" calcext:value-type="string" table:number-columns-spanned="1" table:number-rows-spanned="4">
            <text:p>Bugs e </text:p>
            <text:p>Vulnerabilidades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AVERAGE([.F45:.F54])" office:value-type="float" office:value="121923.5" calcext:value-type="float">
            <text:p>121923,5</text:p>
          </table:table-cell>
          <table:table-cell table:style-name="ce8" table:formula="of:=STDEV([.F45:.F54])" office:value-type="float" office:value="62747.7566031027" calcext:value-type="float">
            <text:p>62747,7566031027</text:p>
          </table:table-cell>
          <table:table-cell table:style-name="ce8" table:formula="of:=[.K$45]/[.K45]" office:value-type="float" office:value="1" calcext:value-type="float">
            <text:p>1</text:p>
          </table:table-cell>
          <table:table-cell table:style-name="ce11" table:formula="of:=[.M45]/[.J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641" calcext:value-type="float">
            <text:p>16641</text:p>
          </table:table-cell>
          <table:table-cell office:value-type="float" office:value="179293" calcext:value-type="float">
            <text:p>179293</text:p>
          </table:table-cell>
          <table:table-cell table:number-columns-repeated="2"/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formula="of:=AVERAGE([.F55:.F64])" office:value-type="float" office:value="53694.1" calcext:value-type="float">
            <text:p>53694,1</text:p>
          </table:table-cell>
          <table:table-cell table:style-name="ce10" table:formula="of:=STDEV([.F55:.F64])" office:value-type="float" office:value="2491.54162228038" calcext:value-type="float">
            <text:p>2491,5416222804</text:p>
          </table:table-cell>
          <table:table-cell table:style-name="ce10" table:formula="of:=[.K$45]/[.K46]" office:value-type="float" office:value="2.27070571999531" calcext:value-type="float">
            <text:p>2,27070572</text:p>
          </table:table-cell>
          <table:table-cell table:style-name="ce12" table:formula="of:=[.M46]/[.J46]" office:value-type="float" office:value="1.13535285999765" calcext:value-type="float">
            <text:p>1,13535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735" calcext:value-type="float">
            <text:p>16735</text:p>
          </table:table-cell>
          <table:table-cell office:value-type="float" office:value="71691" calcext:value-type="float">
            <text:p>71691</text:p>
          </table:table-cell>
          <table:table-cell table:number-columns-repeated="2"/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formula="of:=AVERAGE([.F65:.F74])" office:value-type="float" office:value="44972.1" calcext:value-type="float">
            <text:p>44972,1</text:p>
          </table:table-cell>
          <table:table-cell table:style-name="ce10" table:formula="of:=STDEV([.F65:.F74])" office:value-type="float" office:value="2070.86785081896" calcext:value-type="float">
            <text:p>2070,867850819</text:p>
          </table:table-cell>
          <table:table-cell table:style-name="ce10" table:formula="of:=[.K$45]/[.K47]" office:value-type="float" office:value="2.71109198814376" calcext:value-type="float">
            <text:p>2,7110919881</text:p>
          </table:table-cell>
          <table:table-cell table:style-name="ce12" table:formula="of:=[.M47]/[.J47]" office:value-type="float" office:value="0.903697329381254" calcext:value-type="float">
            <text:p>0,9036973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777" calcext:value-type="float">
            <text:p>16777</text:p>
          </table:table-cell>
          <table:table-cell office:value-type="float" office:value="66553" calcext:value-type="float">
            <text:p>66553</text:p>
          </table:table-cell>
          <table:table-cell table:number-columns-repeated="2"/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9" table:formula="of:=AVERAGE([.F75:.F84])" office:value-type="float" office:value="32448.5" calcext:value-type="float">
            <text:p>32448,5</text:p>
          </table:table-cell>
          <table:table-cell table:style-name="ce9" table:formula="of:=STDEV([.F75:.F84])" office:value-type="float" office:value="2527.69483258297" calcext:value-type="float">
            <text:p>2527,694832583</text:p>
          </table:table-cell>
          <table:table-cell table:style-name="ce9" table:formula="of:=[.K$45]/[.K48]" office:value-type="float" office:value="3.75744641508852" calcext:value-type="float">
            <text:p>3,7574464151</text:p>
          </table:table-cell>
          <table:table-cell table:style-name="ce13" table:formula="of:=[.M48]/[.J48]" office:value-type="float" office:value="0.939361603772131" calcext:value-type="float">
            <text:p>0,9393616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858" calcext:value-type="float">
            <text:p>16858</text:p>
          </table:table-cell>
          <table:table-cell office:value-type="float" office:value="68855" calcext:value-type="float">
            <text:p>68855</text:p>
          </table:table-cell>
          <table:table-cell table:number-columns-repeated="2"/>
          <table:table-cell table:style-name="ce1" office:value-type="string" calcext:value-type="string" table:number-columns-spanned="1" table:number-rows-spanned="4">
            <text:p>Somente Bugs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AVERAGE([.F$85:.F$94])" office:value-type="float" office:value="72552.8" calcext:value-type="float">
            <text:p>72552,8</text:p>
          </table:table-cell>
          <table:table-cell table:style-name="ce8" table:formula="of:=STDEV([.F$85:.F$94])" office:value-type="float" office:value="4395.64402562355" calcext:value-type="float">
            <text:p>4395,6440256236</text:p>
          </table:table-cell>
          <table:table-cell table:style-name="ce8" table:formula="of:=[.K$49]/[.K49]" office:value-type="float" office:value="1" calcext:value-type="float">
            <text:p>1</text:p>
          </table:table-cell>
          <table:table-cell table:style-name="ce11" table:formula="of:=[.M49]/[.J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909" calcext:value-type="float">
            <text:p>16909</text:p>
          </table:table-cell>
          <table:table-cell office:value-type="float" office:value="72124" calcext:value-type="float">
            <text:p>72124</text:p>
          </table:table-cell>
          <table:table-cell table:number-columns-repeated="2"/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formula="of:=AVERAGE([.F$95:.F$104])" office:value-type="float" office:value="48136.7" calcext:value-type="float">
            <text:p>48136,7</text:p>
          </table:table-cell>
          <table:table-cell table:style-name="ce10" table:formula="of:=STDEV([.F$95:.F$104])" office:value-type="float" office:value="2171.95416618307" calcext:value-type="float">
            <text:p>2171,9541661831</text:p>
          </table:table-cell>
          <table:table-cell table:style-name="ce10" table:formula="of:=[.K$49]/[.K50]" office:value-type="float" office:value="1.50722421769668" calcext:value-type="float">
            <text:p>1,5072242177</text:p>
          </table:table-cell>
          <table:table-cell table:style-name="ce12" table:formula="of:=[.M50]/[.J50]" office:value-type="float" office:value="0.753612108848342" calcext:value-type="float">
            <text:p>0,7536121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952" calcext:value-type="float">
            <text:p>16952</text:p>
          </table:table-cell>
          <table:table-cell office:value-type="float" office:value="124520" calcext:value-type="float">
            <text:p>124520</text:p>
          </table:table-cell>
          <table:table-cell table:number-columns-repeated="2"/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formula="of:=AVERAGE([.F$105:.F$114])" office:value-type="float" office:value="49023.4" calcext:value-type="float">
            <text:p>49023,4</text:p>
          </table:table-cell>
          <table:table-cell table:style-name="ce10" table:formula="of:=STDEV([.F$105:.F$114])" office:value-type="float" office:value="17778.8908615433" calcext:value-type="float">
            <text:p>17778,8908615433</text:p>
          </table:table-cell>
          <table:table-cell table:style-name="ce10" table:formula="of:=[.K$49]/[.K51]" office:value-type="float" office:value="1.47996263009094" calcext:value-type="float">
            <text:p>1,4799626301</text:p>
          </table:table-cell>
          <table:table-cell table:style-name="ce12" table:formula="of:=[.M51]/[.J51]" office:value-type="float" office:value="0.493320876696979" calcext:value-type="float">
            <text:p>0,49332087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6995" calcext:value-type="float">
            <text:p>16995</text:p>
          </table:table-cell>
          <table:table-cell office:value-type="float" office:value="208032" calcext:value-type="float">
            <text:p>208032</text:p>
          </table:table-cell>
          <table:table-cell table:number-columns-repeated="2"/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9" table:formula="of:=AVERAGE([.F$115:.F$124])" office:value-type="float" office:value="36269" calcext:value-type="float">
            <text:p>36269</text:p>
          </table:table-cell>
          <table:table-cell table:style-name="ce9" table:formula="of:=STDEV([.F$115:.F$124])" office:value-type="float" office:value="2705.73001034636" calcext:value-type="float">
            <text:p>2705,7300103464</text:p>
          </table:table-cell>
          <table:table-cell table:style-name="ce9" table:formula="of:=[.K$49]/[.K52]" office:value-type="float" office:value="2.00040806198131" calcext:value-type="float">
            <text:p>2,000408062</text:p>
          </table:table-cell>
          <table:table-cell table:style-name="ce13" table:formula="of:=[.M52]/[.J52]" office:value-type="float" office:value="0.500102015495327" calcext:value-type="float">
            <text:p>0,5001020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7047" calcext:value-type="float">
            <text:p>17047</text:p>
          </table:table-cell>
          <table:table-cell office:value-type="float" office:value="144885" calcext:value-type="float">
            <text:p>144885</text:p>
          </table:table-cell>
          <table:table-cell table:number-columns-repeated="2"/>
          <table:table-cell table:style-name="ce1" office:value-type="string" calcext:value-type="string" table:number-columns-spanned="1" table:number-rows-spanned="4">
            <text:p>Somente </text:p>
            <text:p>Vulnerabilidades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AVERAGE([.F$125:.F$134])" office:value-type="float" office:value="41659.8" calcext:value-type="float">
            <text:p>41659,8</text:p>
          </table:table-cell>
          <table:table-cell table:style-name="ce8" table:formula="of:=STDEV([.F$125:.F$134])" office:value-type="float" office:value="3919.69672296212" calcext:value-type="float">
            <text:p>3919,6967229621</text:p>
          </table:table-cell>
          <table:table-cell table:style-name="ce8" table:formula="of:=[.K$53]/[.K53]" office:value-type="float" office:value="1" calcext:value-type="float">
            <text:p>1</text:p>
          </table:table-cell>
          <table:table-cell table:style-name="ce11" table:formula="of:=[.M53]/[.J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17140" calcext:value-type="float">
            <text:p>17140</text:p>
          </table:table-cell>
          <table:table-cell office:value-type="float" office:value="62481" calcext:value-type="float">
            <text:p>62481</text:p>
          </table:table-cell>
          <table:table-cell table:number-columns-repeated="2"/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formula="of:=AVERAGE([.F$135:.F$144])" office:value-type="float" office:value="30274.3" calcext:value-type="float">
            <text:p>30274,3</text:p>
          </table:table-cell>
          <table:table-cell table:style-name="ce10" table:formula="of:=STDEV([.F$135:.F$144])" office:value-type="float" office:value="1391.09533581755" calcext:value-type="float">
            <text:p>1391,0953358176</text:p>
          </table:table-cell>
          <table:table-cell table:style-name="ce10" table:formula="of:=[.K$53]/[.K54]" office:value-type="float" office:value="1.37607805960831" calcext:value-type="float">
            <text:p>1,3760780596</text:p>
          </table:table-cell>
          <table:table-cell table:style-name="ce12" table:formula="of:=[.M54]/[.J54]" office:value-type="float" office:value="0.688039029804157" calcext:value-type="float">
            <text:p>0,6880390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8848" calcext:value-type="float">
            <text:p>18848</text:p>
          </table:table-cell>
          <table:table-cell office:value-type="float" office:value="58179" calcext:value-type="float">
            <text:p>58179</text:p>
          </table:table-cell>
          <table:table-cell table:number-columns-repeated="2"/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formula="of:=AVERAGE([.F$145:.F$154])" office:value-type="float" office:value="24781" calcext:value-type="float">
            <text:p>24781</text:p>
          </table:table-cell>
          <table:table-cell table:style-name="ce10" table:formula="of:=STDEV([.F$145:.F$154])" office:value-type="float" office:value="1216.18383113373" calcext:value-type="float">
            <text:p>1216,1838311337</text:p>
          </table:table-cell>
          <table:table-cell table:style-name="ce10" table:formula="of:=[.K$53]/[.K55]" office:value-type="float" office:value="1.6811185989266" calcext:value-type="float">
            <text:p>1,6811185989</text:p>
          </table:table-cell>
          <table:table-cell table:style-name="ce12" table:formula="of:=[.M55]/[.J55]" office:value-type="float" office:value="0.560372866308866" calcext:value-type="float">
            <text:p>0,5603728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8892" calcext:value-type="float">
            <text:p>18892</text:p>
          </table:table-cell>
          <table:table-cell office:value-type="float" office:value="51615" calcext:value-type="float">
            <text:p>51615</text:p>
          </table:table-cell>
          <table:table-cell table:number-columns-repeated="2"/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9" table:formula="of:=AVERAGE([.F$155:.F$164])" office:value-type="float" office:value="22864.6" calcext:value-type="float">
            <text:p>22864,6</text:p>
          </table:table-cell>
          <table:table-cell table:style-name="ce9" table:formula="of:=STDEV([.F$155:.F$164])" office:value-type="float" office:value="5082.45105348897" calcext:value-type="float">
            <text:p>5082,451053489</text:p>
          </table:table-cell>
          <table:table-cell table:style-name="ce9" table:formula="of:=[.K$53]/[.K56]" office:value-type="float" office:value="1.82202181538273" calcext:value-type="float">
            <text:p>1,8220218154</text:p>
          </table:table-cell>
          <table:table-cell table:style-name="ce13" table:formula="of:=[.M56]/[.J56]" office:value-type="float" office:value="0.455505453845683" calcext:value-type="float">
            <text:p>0,4555054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8934" calcext:value-type="float">
            <text:p>18934</text:p>
          </table:table-cell>
          <table:table-cell office:value-type="float" office:value="56089" calcext:value-type="float">
            <text:p>56089</text:p>
          </table:table-cell>
          <table:table-cell table:number-columns-repeated="2"/>
          <table:table-cell table:style-name="ce1" office:value-type="string" calcext:value-type="string" table:number-columns-spanned="1" table:number-rows-spanned="4">
            <text:p>Sonar way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AVERAGE([.F$165:.F$174])" office:value-type="float" office:value="86910.1" calcext:value-type="float">
            <text:p>86910,1</text:p>
          </table:table-cell>
          <table:table-cell table:style-name="ce8" table:formula="of:=STDEV([.F$165:.F$174])" office:value-type="float" office:value="3738.64468758399" calcext:value-type="float">
            <text:p>3738,644687584</text:p>
          </table:table-cell>
          <table:table-cell table:style-name="ce8" table:formula="of:=[.K$57]/[.K57]" office:value-type="float" office:value="1" calcext:value-type="float">
            <text:p>1</text:p>
          </table:table-cell>
          <table:table-cell table:style-name="ce11" table:formula="of:=[.M57]/[.J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8978" calcext:value-type="float">
            <text:p>18978</text:p>
          </table:table-cell>
          <table:table-cell office:value-type="float" office:value="53634" calcext:value-type="float">
            <text:p>53634</text:p>
          </table:table-cell>
          <table:table-cell table:number-columns-repeated="2"/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formula="of:=AVERAGE([.F$175:.F$184])" office:value-type="float" office:value="59152.1" calcext:value-type="float">
            <text:p>59152,1</text:p>
          </table:table-cell>
          <table:table-cell table:style-name="ce10" table:formula="of:=STDEV([.F$175:.F$184])" office:value-type="float" office:value="2240.82030862708" calcext:value-type="float">
            <text:p>2240,8203086271</text:p>
          </table:table-cell>
          <table:table-cell table:style-name="ce10" table:formula="of:=[.K$57]/[.K58]" office:value-type="float" office:value="1.46926482745329" calcext:value-type="float">
            <text:p>1,4692648275</text:p>
          </table:table-cell>
          <table:table-cell table:style-name="ce12" table:formula="of:=[.M58]/[.J58]" office:value-type="float" office:value="0.734632413726647" calcext:value-type="float">
            <text:p>0,7346324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9020" calcext:value-type="float">
            <text:p>19020</text:p>
          </table:table-cell>
          <table:table-cell office:value-type="float" office:value="49647" calcext:value-type="float">
            <text:p>49647</text:p>
          </table:table-cell>
          <table:table-cell table:number-columns-repeated="2"/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formula="of:=AVERAGE([.F$185:.F$194])" office:value-type="float" office:value="59162.4" calcext:value-type="float">
            <text:p>59162,4</text:p>
          </table:table-cell>
          <table:table-cell table:style-name="ce10" table:formula="of:=STDEV([.F$185:.F$194])" office:value-type="float" office:value="14864.2636338898" calcext:value-type="float">
            <text:p>14864,2636338898</text:p>
          </table:table-cell>
          <table:table-cell table:style-name="ce10" table:formula="of:=[.K$57]/[.K59]" office:value-type="float" office:value="1.46900903276405" calcext:value-type="float">
            <text:p>1,4690090328</text:p>
          </table:table-cell>
          <table:table-cell table:style-name="ce12" table:formula="of:=[.M59]/[.J59]" office:value-type="float" office:value="0.489669677588018" calcext:value-type="float">
            <text:p>0,4896696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9062" calcext:value-type="float">
            <text:p>19062</text:p>
          </table:table-cell>
          <table:table-cell office:value-type="float" office:value="56057" calcext:value-type="float">
            <text:p>56057</text:p>
          </table:table-cell>
          <table:table-cell table:number-columns-repeated="2"/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9" table:formula="of:=AVERAGE([.F$195:.F$204])" office:value-type="float" office:value="50188.6" calcext:value-type="float">
            <text:p>50188,6</text:p>
          </table:table-cell>
          <table:table-cell table:style-name="ce9" table:formula="of:=STDEV([.F$195:.F$204])" office:value-type="float" office:value="14690.3156020859" calcext:value-type="float">
            <text:p>14690,3156020859</text:p>
          </table:table-cell>
          <table:table-cell table:style-name="ce9" table:formula="of:=[.K$57]/[.K60]" office:value-type="float" office:value="1.73167014023105" calcext:value-type="float">
            <text:p>1,7316701402</text:p>
          </table:table-cell>
          <table:table-cell table:style-name="ce13" table:formula="of:=[.M60]/[.J60]" office:value-type="float" office:value="0.432917535057762" calcext:value-type="float">
            <text:p>0,4329175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9151" calcext:value-type="float">
            <text:p>19151</text:p>
          </table:table-cell>
          <table:table-cell office:value-type="float" office:value="53681" calcext:value-type="float">
            <text:p>53681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9193" calcext:value-type="float">
            <text:p>19193</text:p>
          </table:table-cell>
          <table:table-cell office:value-type="float" office:value="52027" calcext:value-type="float">
            <text:p>520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9270" calcext:value-type="float">
            <text:p>19270</text:p>
          </table:table-cell>
          <table:table-cell office:value-type="float" office:value="52955" calcext:value-type="float">
            <text:p>5295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19313" calcext:value-type="float">
            <text:p>19313</text:p>
          </table:table-cell>
          <table:table-cell office:value-type="float" office:value="53057" calcext:value-type="float">
            <text:p>5305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356" calcext:value-type="float">
            <text:p>19356</text:p>
          </table:table-cell>
          <table:table-cell office:value-type="float" office:value="43109" calcext:value-type="float">
            <text:p>4310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398" calcext:value-type="float">
            <text:p>19398</text:p>
          </table:table-cell>
          <table:table-cell office:value-type="float" office:value="43075" calcext:value-type="float">
            <text:p>430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439" calcext:value-type="float">
            <text:p>19439</text:p>
          </table:table-cell>
          <table:table-cell office:value-type="float" office:value="44584" calcext:value-type="float">
            <text:p>445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482" calcext:value-type="float">
            <text:p>19482</text:p>
          </table:table-cell>
          <table:table-cell office:value-type="float" office:value="46336" calcext:value-type="float">
            <text:p>463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523" calcext:value-type="float">
            <text:p>19523</text:p>
          </table:table-cell>
          <table:table-cell office:value-type="float" office:value="45703" calcext:value-type="float">
            <text:p>4570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567" calcext:value-type="float">
            <text:p>19567</text:p>
          </table:table-cell>
          <table:table-cell office:value-type="float" office:value="41517" calcext:value-type="float">
            <text:p>415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609" calcext:value-type="float">
            <text:p>19609</text:p>
          </table:table-cell>
          <table:table-cell office:value-type="float" office:value="44967" calcext:value-type="float">
            <text:p>4496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651" calcext:value-type="float">
            <text:p>19651</text:p>
          </table:table-cell>
          <table:table-cell office:value-type="float" office:value="45981" calcext:value-type="float">
            <text:p>4598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692" calcext:value-type="float">
            <text:p>19692</text:p>
          </table:table-cell>
          <table:table-cell office:value-type="float" office:value="45510" calcext:value-type="float">
            <text:p>4551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19780" calcext:value-type="float">
            <text:p>19780</text:p>
          </table:table-cell>
          <table:table-cell office:value-type="float" office:value="48939" calcext:value-type="float">
            <text:p>4893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187" calcext:value-type="float">
            <text:p>17187</text:p>
          </table:table-cell>
          <table:table-cell office:value-type="float" office:value="29898" calcext:value-type="float">
            <text:p>298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260" calcext:value-type="float">
            <text:p>17260</text:p>
          </table:table-cell>
          <table:table-cell office:value-type="float" office:value="31986" calcext:value-type="float">
            <text:p>319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302" calcext:value-type="float">
            <text:p>17302</text:p>
          </table:table-cell>
          <table:table-cell office:value-type="float" office:value="30717" calcext:value-type="float">
            <text:p>3071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343" calcext:value-type="float">
            <text:p>17343</text:p>
          </table:table-cell>
          <table:table-cell office:value-type="float" office:value="29887" calcext:value-type="float">
            <text:p>298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386" calcext:value-type="float">
            <text:p>17386</text:p>
          </table:table-cell>
          <table:table-cell office:value-type="float" office:value="31220" calcext:value-type="float">
            <text:p>312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427" calcext:value-type="float">
            <text:p>17427</text:p>
          </table:table-cell>
          <table:table-cell office:value-type="float" office:value="30307" calcext:value-type="float">
            <text:p>303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469" calcext:value-type="float">
            <text:p>17469</text:p>
          </table:table-cell>
          <table:table-cell office:value-type="float" office:value="33594" calcext:value-type="float">
            <text:p>3359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510" calcext:value-type="float">
            <text:p>17510</text:p>
          </table:table-cell>
          <table:table-cell office:value-type="float" office:value="34567" calcext:value-type="float">
            <text:p>3456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553" calcext:value-type="float">
            <text:p>17553</text:p>
          </table:table-cell>
          <table:table-cell office:value-type="float" office:value="35190" calcext:value-type="float">
            <text:p>3519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17594" calcext:value-type="float">
            <text:p>17594</text:p>
          </table:table-cell>
          <table:table-cell office:value-type="float" office:value="37119" calcext:value-type="float">
            <text:p>3711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float" office:value="65190" calcext:value-type="float">
            <text:p>6519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72562" calcext:value-type="float">
            <text:p>7256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35" calcext:value-type="float">
            <text:p>2035</text:p>
          </table:table-cell>
          <table:table-cell office:value-type="float" office:value="70003" calcext:value-type="float">
            <text:p>7000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9" calcext:value-type="float">
            <text:p>2079</text:p>
          </table:table-cell>
          <table:table-cell office:value-type="float" office:value="70156" calcext:value-type="float">
            <text:p>7015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121" calcext:value-type="float">
            <text:p>2121</text:p>
          </table:table-cell>
          <table:table-cell office:value-type="float" office:value="75570" calcext:value-type="float">
            <text:p>7557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211" calcext:value-type="float">
            <text:p>2211</text:p>
          </table:table-cell>
          <table:table-cell office:value-type="float" office:value="80018" calcext:value-type="float">
            <text:p>8001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255" calcext:value-type="float">
            <text:p>2255</text:p>
          </table:table-cell>
          <table:table-cell office:value-type="float" office:value="71734" calcext:value-type="float">
            <text:p>7173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297" calcext:value-type="float">
            <text:p>2297</text:p>
          </table:table-cell>
          <table:table-cell office:value-type="float" office:value="75859" calcext:value-type="float">
            <text:p>758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office:value-type="float" office:value="68295" calcext:value-type="float">
            <text:p>682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383" calcext:value-type="float">
            <text:p>2383</text:p>
          </table:table-cell>
          <table:table-cell office:value-type="float" office:value="76141" calcext:value-type="float">
            <text:p>7614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9727" calcext:value-type="float">
            <text:p>29727</text:p>
          </table:table-cell>
          <table:table-cell office:value-type="float" office:value="46063" calcext:value-type="float">
            <text:p>4606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9774" calcext:value-type="float">
            <text:p>29774</text:p>
          </table:table-cell>
          <table:table-cell office:value-type="float" office:value="44378" calcext:value-type="float">
            <text:p>4437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9816" calcext:value-type="float">
            <text:p>29816</text:p>
          </table:table-cell>
          <table:table-cell office:value-type="float" office:value="47526" calcext:value-type="float">
            <text:p>4752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9858" calcext:value-type="float">
            <text:p>29858</text:p>
          </table:table-cell>
          <table:table-cell office:value-type="float" office:value="49104" calcext:value-type="float">
            <text:p>491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9946" calcext:value-type="float">
            <text:p>29946</text:p>
          </table:table-cell>
          <table:table-cell office:value-type="float" office:value="49345" calcext:value-type="float">
            <text:p>493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9988" calcext:value-type="float">
            <text:p>29988</text:p>
          </table:table-cell>
          <table:table-cell office:value-type="float" office:value="49901" calcext:value-type="float">
            <text:p>499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30031" calcext:value-type="float">
            <text:p>30031</text:p>
          </table:table-cell>
          <table:table-cell office:value-type="float" office:value="52094" calcext:value-type="float">
            <text:p>5209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30074" calcext:value-type="float">
            <text:p>30074</text:p>
          </table:table-cell>
          <table:table-cell office:value-type="float" office:value="48651" calcext:value-type="float">
            <text:p>486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30117" calcext:value-type="float">
            <text:p>30117</text:p>
          </table:table-cell>
          <table:table-cell office:value-type="float" office:value="46775" calcext:value-type="float">
            <text:p>4677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30159" calcext:value-type="float">
            <text:p>30159</text:p>
          </table:table-cell>
          <table:table-cell office:value-type="float" office:value="47530" calcext:value-type="float">
            <text:p>4753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202" calcext:value-type="float">
            <text:p>30202</text:p>
          </table:table-cell>
          <table:table-cell office:value-type="float" office:value="40689" calcext:value-type="float">
            <text:p>4068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246" calcext:value-type="float">
            <text:p>30246</text:p>
          </table:table-cell>
          <table:table-cell office:value-type="float" office:value="43976" calcext:value-type="float">
            <text:p>4397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288" calcext:value-type="float">
            <text:p>30288</text:p>
          </table:table-cell>
          <table:table-cell office:value-type="float" office:value="42859" calcext:value-type="float">
            <text:p>4285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333" calcext:value-type="float">
            <text:p>30333</text:p>
          </table:table-cell>
          <table:table-cell office:value-type="float" office:value="44068" calcext:value-type="float">
            <text:p>4406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375" calcext:value-type="float">
            <text:p>30375</text:p>
          </table:table-cell>
          <table:table-cell office:value-type="float" office:value="60920" calcext:value-type="float">
            <text:p>609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417" calcext:value-type="float">
            <text:p>30417</text:p>
          </table:table-cell>
          <table:table-cell office:value-type="float" office:value="79257" calcext:value-type="float">
            <text:p>792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506" calcext:value-type="float">
            <text:p>30506</text:p>
          </table:table-cell>
          <table:table-cell office:value-type="float" office:value="78715" calcext:value-type="float">
            <text:p>787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585" calcext:value-type="float">
            <text:p>30585</text:p>
          </table:table-cell>
          <table:table-cell office:value-type="float" office:value="32099" calcext:value-type="float">
            <text:p>320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627" calcext:value-type="float">
            <text:p>30627</text:p>
          </table:table-cell>
          <table:table-cell office:value-type="float" office:value="32896" calcext:value-type="float">
            <text:p>328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" calcext:value-type="float">
            <text:p>3</text:p>
          </table:table-cell>
          <table:table-cell office:value-type="float" office:value="30670" calcext:value-type="float">
            <text:p>30670</text:p>
          </table:table-cell>
          <table:table-cell office:value-type="float" office:value="34755" calcext:value-type="float">
            <text:p>3475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0713" calcext:value-type="float">
            <text:p>30713</text:p>
          </table:table-cell>
          <table:table-cell office:value-type="float" office:value="32805" calcext:value-type="float">
            <text:p>3280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0754" calcext:value-type="float">
            <text:p>30754</text:p>
          </table:table-cell>
          <table:table-cell office:value-type="float" office:value="32641" calcext:value-type="float">
            <text:p>3264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0796" calcext:value-type="float">
            <text:p>30796</text:p>
          </table:table-cell>
          <table:table-cell office:value-type="float" office:value="35239" calcext:value-type="float">
            <text:p>3523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0837" calcext:value-type="float">
            <text:p>30837</text:p>
          </table:table-cell>
          <table:table-cell office:value-type="float" office:value="33759" calcext:value-type="float">
            <text:p>3375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0878" calcext:value-type="float">
            <text:p>30878</text:p>
          </table:table-cell>
          <table:table-cell office:value-type="float" office:value="36876" calcext:value-type="float">
            <text:p>368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0919" calcext:value-type="float">
            <text:p>30919</text:p>
          </table:table-cell>
          <table:table-cell office:value-type="float" office:value="37741" calcext:value-type="float">
            <text:p>377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0965" calcext:value-type="float">
            <text:p>30965</text:p>
          </table:table-cell>
          <table:table-cell office:value-type="float" office:value="35885" calcext:value-type="float">
            <text:p>3588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1009" calcext:value-type="float">
            <text:p>31009</text:p>
          </table:table-cell>
          <table:table-cell office:value-type="float" office:value="40609" calcext:value-type="float">
            <text:p>406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1050" calcext:value-type="float">
            <text:p>31050</text:p>
          </table:table-cell>
          <table:table-cell office:value-type="float" office:value="37767" calcext:value-type="float">
            <text:p>3776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" calcext:value-type="float">
            <text:p>4</text:p>
          </table:table-cell>
          <table:table-cell office:value-type="float" office:value="31092" calcext:value-type="float">
            <text:p>31092</text:p>
          </table:table-cell>
          <table:table-cell office:value-type="float" office:value="39368" calcext:value-type="float">
            <text:p>393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8815" calcext:value-type="float">
            <text:p>28815</text:p>
          </table:table-cell>
          <table:table-cell office:value-type="float" office:value="52031" calcext:value-type="float">
            <text:p>5203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8858" calcext:value-type="float">
            <text:p>28858</text:p>
          </table:table-cell>
          <table:table-cell office:value-type="float" office:value="37602" calcext:value-type="float">
            <text:p>376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8900" calcext:value-type="float">
            <text:p>28900</text:p>
          </table:table-cell>
          <table:table-cell office:value-type="float" office:value="43042" calcext:value-type="float">
            <text:p>4304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8943" calcext:value-type="float">
            <text:p>28943</text:p>
          </table:table-cell>
          <table:table-cell office:value-type="float" office:value="40005" calcext:value-type="float">
            <text:p>400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8984" calcext:value-type="float">
            <text:p>28984</text:p>
          </table:table-cell>
          <table:table-cell office:value-type="float" office:value="40879" calcext:value-type="float">
            <text:p>4087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9027" calcext:value-type="float">
            <text:p>29027</text:p>
          </table:table-cell>
          <table:table-cell office:value-type="float" office:value="39406" calcext:value-type="float">
            <text:p>394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9069" calcext:value-type="float">
            <text:p>29069</text:p>
          </table:table-cell>
          <table:table-cell office:value-type="float" office:value="41199" calcext:value-type="float">
            <text:p>411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9111" calcext:value-type="float">
            <text:p>29111</text:p>
          </table:table-cell>
          <table:table-cell office:value-type="float" office:value="40440" calcext:value-type="float">
            <text:p>4044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9153" calcext:value-type="float">
            <text:p>29153</text:p>
          </table:table-cell>
          <table:table-cell office:value-type="float" office:value="40181" calcext:value-type="float">
            <text:p>401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" calcext:value-type="float">
            <text:p>1</text:p>
          </table:table-cell>
          <table:table-cell office:value-type="float" office:value="29197" calcext:value-type="float">
            <text:p>29197</text:p>
          </table:table-cell>
          <table:table-cell office:value-type="float" office:value="41813" calcext:value-type="float">
            <text:p>4181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7815" calcext:value-type="float">
            <text:p>27815</text:p>
          </table:table-cell>
          <table:table-cell office:value-type="float" office:value="27993" calcext:value-type="float">
            <text:p>2799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7857" calcext:value-type="float">
            <text:p>27857</text:p>
          </table:table-cell>
          <table:table-cell office:value-type="float" office:value="29228" calcext:value-type="float">
            <text:p>292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7900" calcext:value-type="float">
            <text:p>27900</text:p>
          </table:table-cell>
          <table:table-cell office:value-type="float" office:value="30197" calcext:value-type="float">
            <text:p>3019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7946" calcext:value-type="float">
            <text:p>27946</text:p>
          </table:table-cell>
          <table:table-cell office:value-type="float" office:value="31545" calcext:value-type="float">
            <text:p>3154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7987" calcext:value-type="float">
            <text:p>27987</text:p>
          </table:table-cell>
          <table:table-cell office:value-type="float" office:value="28606" calcext:value-type="float">
            <text:p>286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8031" calcext:value-type="float">
            <text:p>28031</text:p>
          </table:table-cell>
          <table:table-cell office:value-type="float" office:value="31658" calcext:value-type="float">
            <text:p>3165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8072" calcext:value-type="float">
            <text:p>28072</text:p>
          </table:table-cell>
          <table:table-cell office:value-type="float" office:value="30347" calcext:value-type="float">
            <text:p>303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8115" calcext:value-type="float">
            <text:p>28115</text:p>
          </table:table-cell>
          <table:table-cell office:value-type="float" office:value="31838" calcext:value-type="float">
            <text:p>318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8157" calcext:value-type="float">
            <text:p>28157</text:p>
          </table:table-cell>
          <table:table-cell office:value-type="float" office:value="31676" calcext:value-type="float">
            <text:p>316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" calcext:value-type="float">
            <text:p>2</text:p>
          </table:table-cell>
          <table:table-cell office:value-type="float" office:value="28199" calcext:value-type="float">
            <text:p>28199</text:p>
          </table:table-cell>
          <table:table-cell office:value-type="float" office:value="29655" calcext:value-type="float">
            <text:p>2965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418" calcext:value-type="float">
            <text:p>20418</text:p>
          </table:table-cell>
          <table:table-cell office:value-type="float" office:value="23419" calcext:value-type="float">
            <text:p>234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460" calcext:value-type="float">
            <text:p>20460</text:p>
          </table:table-cell>
          <table:table-cell office:value-type="float" office:value="25305" calcext:value-type="float">
            <text:p>253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502" calcext:value-type="float">
            <text:p>20502</text:p>
          </table:table-cell>
          <table:table-cell office:value-type="float" office:value="26629" calcext:value-type="float">
            <text:p>2662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543" calcext:value-type="float">
            <text:p>20543</text:p>
          </table:table-cell>
          <table:table-cell office:value-type="float" office:value="23866" calcext:value-type="float">
            <text:p>2386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584" calcext:value-type="float">
            <text:p>20584</text:p>
          </table:table-cell>
          <table:table-cell office:value-type="float" office:value="26092" calcext:value-type="float">
            <text:p>260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627" calcext:value-type="float">
            <text:p>20627</text:p>
          </table:table-cell>
          <table:table-cell office:value-type="float" office:value="23480" calcext:value-type="float">
            <text:p>2348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667" calcext:value-type="float">
            <text:p>20667</text:p>
          </table:table-cell>
          <table:table-cell office:value-type="float" office:value="23781" calcext:value-type="float">
            <text:p>2378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709" calcext:value-type="float">
            <text:p>20709</text:p>
          </table:table-cell>
          <table:table-cell office:value-type="float" office:value="25996" calcext:value-type="float">
            <text:p>2599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751" calcext:value-type="float">
            <text:p>20751</text:p>
          </table:table-cell>
          <table:table-cell office:value-type="float" office:value="25325" calcext:value-type="float">
            <text:p>2532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" calcext:value-type="float">
            <text:p>3</text:p>
          </table:table-cell>
          <table:table-cell office:value-type="float" office:value="20792" calcext:value-type="float">
            <text:p>20792</text:p>
          </table:table-cell>
          <table:table-cell office:value-type="float" office:value="23917" calcext:value-type="float">
            <text:p>2391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449" calcext:value-type="float">
            <text:p>21449</text:p>
          </table:table-cell>
          <table:table-cell office:value-type="float" office:value="19465" calcext:value-type="float">
            <text:p>1946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491" calcext:value-type="float">
            <text:p>21491</text:p>
          </table:table-cell>
          <table:table-cell office:value-type="float" office:value="20907" calcext:value-type="float">
            <text:p>2090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568" calcext:value-type="float">
            <text:p>21568</text:p>
          </table:table-cell>
          <table:table-cell office:value-type="float" office:value="22930" calcext:value-type="float">
            <text:p>2293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609" calcext:value-type="float">
            <text:p>21609</text:p>
          </table:table-cell>
          <table:table-cell office:value-type="float" office:value="19297" calcext:value-type="float">
            <text:p>1929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650" calcext:value-type="float">
            <text:p>21650</text:p>
          </table:table-cell>
          <table:table-cell office:value-type="float" office:value="24766" calcext:value-type="float">
            <text:p>247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692" calcext:value-type="float">
            <text:p>21692</text:p>
          </table:table-cell>
          <table:table-cell office:value-type="float" office:value="18119" calcext:value-type="float">
            <text:p>1811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733" calcext:value-type="float">
            <text:p>21733</text:p>
          </table:table-cell>
          <table:table-cell office:value-type="float" office:value="22961" calcext:value-type="float">
            <text:p>229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775" calcext:value-type="float">
            <text:p>21775</text:p>
          </table:table-cell>
          <table:table-cell office:value-type="float" office:value="21097" calcext:value-type="float">
            <text:p>210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816" calcext:value-type="float">
            <text:p>21816</text:p>
          </table:table-cell>
          <table:table-cell office:value-type="float" office:value="23008" calcext:value-type="float">
            <text:p>230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" calcext:value-type="float">
            <text:p>4</text:p>
          </table:table-cell>
          <table:table-cell office:value-type="float" office:value="21860" calcext:value-type="float">
            <text:p>21860</text:p>
          </table:table-cell>
          <table:table-cell office:value-type="float" office:value="36096" calcext:value-type="float">
            <text:p>3609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87815" calcext:value-type="float">
            <text:p>8781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476" calcext:value-type="float">
            <text:p>2476</text:p>
          </table:table-cell>
          <table:table-cell office:value-type="float" office:value="93973" calcext:value-type="float">
            <text:p>9397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521" calcext:value-type="float">
            <text:p>2521</text:p>
          </table:table-cell>
          <table:table-cell office:value-type="float" office:value="83218" calcext:value-type="float">
            <text:p>8321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89618" calcext:value-type="float">
            <text:p>896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87450" calcext:value-type="float">
            <text:p>8745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696" calcext:value-type="float">
            <text:p>2696</text:p>
          </table:table-cell>
          <table:table-cell office:value-type="float" office:value="87425" calcext:value-type="float">
            <text:p>874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740" calcext:value-type="float">
            <text:p>2740</text:p>
          </table:table-cell>
          <table:table-cell office:value-type="float" office:value="86739" calcext:value-type="float">
            <text:p>867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785" calcext:value-type="float">
            <text:p>2785</text:p>
          </table:table-cell>
          <table:table-cell office:value-type="float" office:value="80397" calcext:value-type="float">
            <text:p>803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830" calcext:value-type="float">
            <text:p>2830</text:p>
          </table:table-cell>
          <table:table-cell office:value-type="float" office:value="88492" calcext:value-type="float">
            <text:p>884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" calcext:value-type="float">
            <text:p>1</text:p>
          </table:table-cell>
          <table:table-cell office:value-type="float" office:value="2876" calcext:value-type="float">
            <text:p>2876</text:p>
          </table:table-cell>
          <table:table-cell office:value-type="float" office:value="83974" calcext:value-type="float">
            <text:p>8397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float" office:value="54862" calcext:value-type="float">
            <text:p>5486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497" calcext:value-type="float">
            <text:p>497</text:p>
          </table:table-cell>
          <table:table-cell office:value-type="float" office:value="61103" calcext:value-type="float">
            <text:p>6110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56910" calcext:value-type="float">
            <text:p>569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float" office:value="58286" calcext:value-type="float">
            <text:p>582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668" calcext:value-type="float">
            <text:p>668</text:p>
          </table:table-cell>
          <table:table-cell office:value-type="float" office:value="60851" calcext:value-type="float">
            <text:p>608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  <table:table-cell office:value-type="float" office:value="58055" calcext:value-type="float">
            <text:p>5805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753" calcext:value-type="float">
            <text:p>753</text:p>
          </table:table-cell>
          <table:table-cell office:value-type="float" office:value="60300" calcext:value-type="float">
            <text:p>603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798" calcext:value-type="float">
            <text:p>798</text:p>
          </table:table-cell>
          <table:table-cell office:value-type="float" office:value="58653" calcext:value-type="float">
            <text:p>586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office:value-type="float" office:value="62421" calcext:value-type="float">
            <text:p>6242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60080" calcext:value-type="float">
            <text:p>6008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611" calcext:value-type="float">
            <text:p>31611</text:p>
          </table:table-cell>
          <table:table-cell office:value-type="float" office:value="50848" calcext:value-type="float">
            <text:p>5084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653" calcext:value-type="float">
            <text:p>31653</text:p>
          </table:table-cell>
          <table:table-cell office:value-type="float" office:value="55064" calcext:value-type="float">
            <text:p>5506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697" calcext:value-type="float">
            <text:p>31697</text:p>
          </table:table-cell>
          <table:table-cell office:value-type="float" office:value="49500" calcext:value-type="float">
            <text:p>495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785" calcext:value-type="float">
            <text:p>31785</text:p>
          </table:table-cell>
          <table:table-cell office:value-type="float" office:value="51740" calcext:value-type="float">
            <text:p>5174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826" calcext:value-type="float">
            <text:p>31826</text:p>
          </table:table-cell>
          <table:table-cell office:value-type="float" office:value="51752" calcext:value-type="float">
            <text:p>5175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869" calcext:value-type="float">
            <text:p>31869</text:p>
          </table:table-cell>
          <table:table-cell office:value-type="float" office:value="47589" calcext:value-type="float">
            <text:p>475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911" calcext:value-type="float">
            <text:p>31911</text:p>
          </table:table-cell>
          <table:table-cell office:value-type="float" office:value="49415" calcext:value-type="float">
            <text:p>494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954" calcext:value-type="float">
            <text:p>31954</text:p>
          </table:table-cell>
          <table:table-cell office:value-type="float" office:value="73540" calcext:value-type="float">
            <text:p>7354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1996" calcext:value-type="float">
            <text:p>31996</text:p>
          </table:table-cell>
          <table:table-cell office:value-type="float" office:value="93378" calcext:value-type="float">
            <text:p>933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" calcext:value-type="float">
            <text:p>3</text:p>
          </table:table-cell>
          <table:table-cell office:value-type="float" office:value="32044" calcext:value-type="float">
            <text:p>32044</text:p>
          </table:table-cell>
          <table:table-cell office:value-type="float" office:value="68798" calcext:value-type="float">
            <text:p>6879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135" calcext:value-type="float">
            <text:p>31135</text:p>
          </table:table-cell>
          <table:table-cell office:value-type="float" office:value="52481" calcext:value-type="float">
            <text:p>5248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223" calcext:value-type="float">
            <text:p>31223</text:p>
          </table:table-cell>
          <table:table-cell office:value-type="float" office:value="76272" calcext:value-type="float">
            <text:p>762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268" calcext:value-type="float">
            <text:p>31268</text:p>
          </table:table-cell>
          <table:table-cell office:value-type="float" office:value="75874" calcext:value-type="float">
            <text:p>7587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310" calcext:value-type="float">
            <text:p>31310</text:p>
          </table:table-cell>
          <table:table-cell office:value-type="float" office:value="52141" calcext:value-type="float">
            <text:p>521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353" calcext:value-type="float">
            <text:p>31353</text:p>
          </table:table-cell>
          <table:table-cell office:value-type="float" office:value="37098" calcext:value-type="float">
            <text:p>370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394" calcext:value-type="float">
            <text:p>31394</text:p>
          </table:table-cell>
          <table:table-cell office:value-type="float" office:value="36788" calcext:value-type="float">
            <text:p>367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436" calcext:value-type="float">
            <text:p>31436</text:p>
          </table:table-cell>
          <table:table-cell office:value-type="float" office:value="39443" calcext:value-type="float">
            <text:p>394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479" calcext:value-type="float">
            <text:p>31479</text:p>
          </table:table-cell>
          <table:table-cell office:value-type="float" office:value="42180" calcext:value-type="float">
            <text:p>4218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522" calcext:value-type="float">
            <text:p>31522</text:p>
          </table:table-cell>
          <table:table-cell office:value-type="float" office:value="43292" calcext:value-type="float">
            <text:p>432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" calcext:value-type="float">
            <text:p>4</text:p>
          </table:table-cell>
          <table:table-cell office:value-type="float" office:value="31566" calcext:value-type="float">
            <text:p>31566</text:p>
          </table:table-cell>
          <table:table-cell office:value-type="float" office:value="46317" calcext:value-type="float">
            <text:p>46317</text:p>
          </table:table-cell>
          <table:table-cell table:number-columns-repeated="8"/>
        </table:table-row>
      </table:table>
      <table:table table:name="JDownloader" table:style-name="ta1">
        <table:table-column table:style-name="co4" table:number-columns-repeated="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 (ms)</text:p>
          </table:table-cell>
          <table:table-cell table:number-columns-repeated="2"/>
          <table:table-cell office:value-type="string" calcext:value-type="string">
            <text:p>Sonar way</text:p>
          </table:table-cell>
          <table:table-cell office:value-type="string" calcext:value-type="string">
            <text:p>Somente Bugs</text:p>
          </table:table-cell>
          <table:table-cell office:value-type="string" calcext:value-type="string">
            <text:p>Bugs e Vulnerabilidades</text:p>
          </table:table-cell>
          <table:table-cell office:value-type="string" calcext:value-type="string">
            <text:p>Somente Vulnerabilida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5960" calcext:value-type="float">
            <text:p>5960</text:p>
          </table:table-cell>
          <table:table-cell office:value-type="float" office:value="1173338" calcext:value-type="float">
            <text:p>1173338</text:p>
          </table:table-cell>
          <table:table-cell/>
          <table:table-cell office:value-type="string" calcext:value-type="string">
            <text:p>Média (ms)</text:p>
          </table:table-cell>
          <table:table-cell table:style-name="ce14" table:formula="of:=AVERAGE([.E2:.E11])" office:value-type="float" office:value="1314286.6" calcext:value-type="float">
            <text:p>1.314.286,60</text:p>
          </table:table-cell>
          <table:table-cell table:style-name="ce14" table:formula="of:=AVERAGE([.E12:.E21])" office:value-type="float" office:value="625207.4" calcext:value-type="float">
            <text:p>625.207,40</text:p>
          </table:table-cell>
          <table:table-cell table:style-name="ce14" table:formula="of:=AVERAGE([.E22:.E31])" office:value-type="float" office:value="666044.6" calcext:value-type="float">
            <text:p>666.044,60</text:p>
          </table:table-cell>
          <table:table-cell table:style-name="ce14" table:formula="of:=AVERAGE([.E32:.E41])" office:value-type="float" office:value="490178.6" calcext:value-type="float">
            <text:p>490.178,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193" calcext:value-type="float">
            <text:p>6193</text:p>
          </table:table-cell>
          <table:table-cell office:value-type="float" office:value="1262975" calcext:value-type="float">
            <text:p>1262975</text:p>
          </table:table-cell>
          <table:table-cell/>
          <table:table-cell office:value-type="string" calcext:value-type="string">
            <text:p>Desvio (ms)</text:p>
          </table:table-cell>
          <table:table-cell table:style-name="ce14" table:formula="of:=STDEV([.E2:.E11])" office:value-type="float" office:value="298805.186957508" calcext:value-type="float">
            <text:p>298.805,19</text:p>
          </table:table-cell>
          <table:table-cell table:style-name="ce14" table:formula="of:=STDEV([.E12:.E21])" office:value-type="float" office:value="58266.3171351072" calcext:value-type="float">
            <text:p>58.266,32</text:p>
          </table:table-cell>
          <table:table-cell table:style-name="ce14" table:formula="of:=STDEV([.E22:.E31])" office:value-type="float" office:value="50291.4524396432" calcext:value-type="float">
            <text:p>50.291,45</text:p>
          </table:table-cell>
          <table:table-cell table:style-name="ce14" table:formula="of:=STDEV([.E32:.E41])" office:value-type="float" office:value="164599.650487816" calcext:value-type="float">
            <text:p>164.599,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472" calcext:value-type="float">
            <text:p>6472</text:p>
          </table:table-cell>
          <table:table-cell office:value-type="float" office:value="1171533" calcext:value-type="float">
            <text:p>11715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739" calcext:value-type="float">
            <text:p>6739</text:p>
          </table:table-cell>
          <table:table-cell office:value-type="float" office:value="1137816" calcext:value-type="float">
            <text:p>11378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972" calcext:value-type="float">
            <text:p>6972</text:p>
          </table:table-cell>
          <table:table-cell office:value-type="float" office:value="1167451" calcext:value-type="float">
            <text:p>116745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7242" calcext:value-type="float">
            <text:p>7242</text:p>
          </table:table-cell>
          <table:table-cell office:value-type="float" office:value="1165857" calcext:value-type="float">
            <text:p>116585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7511" calcext:value-type="float">
            <text:p>7511</text:p>
          </table:table-cell>
          <table:table-cell office:value-type="float" office:value="1258882" calcext:value-type="float">
            <text:p>125888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7755" calcext:value-type="float">
            <text:p>7755</text:p>
          </table:table-cell>
          <table:table-cell office:value-type="float" office:value="1287883" calcext:value-type="float">
            <text:p>128788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8056" calcext:value-type="float">
            <text:p>8056</text:p>
          </table:table-cell>
          <table:table-cell office:value-type="float" office:value="2137653" calcext:value-type="float">
            <text:p>213765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8598" calcext:value-type="float">
            <text:p>8598</text:p>
          </table:table-cell>
          <table:table-cell office:value-type="float" office:value="1379478" calcext:value-type="float">
            <text:p>13794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348" calcext:value-type="float">
            <text:p>4348</text:p>
          </table:table-cell>
          <table:table-cell office:value-type="float" office:value="664733" calcext:value-type="float">
            <text:p>6647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569" calcext:value-type="float">
            <text:p>4569</text:p>
          </table:table-cell>
          <table:table-cell office:value-type="float" office:value="573489" calcext:value-type="float">
            <text:p>57348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661" calcext:value-type="float">
            <text:p>4661</text:p>
          </table:table-cell>
          <table:table-cell office:value-type="float" office:value="649410" calcext:value-type="float">
            <text:p>64941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852" calcext:value-type="float">
            <text:p>4852</text:p>
          </table:table-cell>
          <table:table-cell office:value-type="float" office:value="688557" calcext:value-type="float">
            <text:p>6885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035" calcext:value-type="float">
            <text:p>5035</text:p>
          </table:table-cell>
          <table:table-cell office:value-type="float" office:value="548433" calcext:value-type="float">
            <text:p>54843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173" calcext:value-type="float">
            <text:p>5173</text:p>
          </table:table-cell>
          <table:table-cell office:value-type="float" office:value="654255" calcext:value-type="float">
            <text:p>65425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314" calcext:value-type="float">
            <text:p>5314</text:p>
          </table:table-cell>
          <table:table-cell office:value-type="float" office:value="694103" calcext:value-type="float">
            <text:p>69410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498" calcext:value-type="float">
            <text:p>5498</text:p>
          </table:table-cell>
          <table:table-cell office:value-type="float" office:value="534009" calcext:value-type="float">
            <text:p>53400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635" calcext:value-type="float">
            <text:p>5635</text:p>
          </table:table-cell>
          <table:table-cell office:value-type="float" office:value="591699" calcext:value-type="float">
            <text:p>59169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771" calcext:value-type="float">
            <text:p>5771</text:p>
          </table:table-cell>
          <table:table-cell office:value-type="float" office:value="653386" calcext:value-type="float">
            <text:p>6533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714" calcext:value-type="float">
            <text:p>2714</text:p>
          </table:table-cell>
          <table:table-cell office:value-type="float" office:value="699231" calcext:value-type="float">
            <text:p>6992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859" calcext:value-type="float">
            <text:p>2859</text:p>
          </table:table-cell>
          <table:table-cell office:value-type="float" office:value="685038" calcext:value-type="float">
            <text:p>6850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054" calcext:value-type="float">
            <text:p>3054</text:p>
          </table:table-cell>
          <table:table-cell office:value-type="float" office:value="682256" calcext:value-type="float">
            <text:p>6822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236" calcext:value-type="float">
            <text:p>3236</text:p>
          </table:table-cell>
          <table:table-cell office:value-type="float" office:value="569832" calcext:value-type="float">
            <text:p>5698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98" calcext:value-type="float">
            <text:p>3398</text:p>
          </table:table-cell>
          <table:table-cell office:value-type="float" office:value="674162" calcext:value-type="float">
            <text:p>67416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546" calcext:value-type="float">
            <text:p>3546</text:p>
          </table:table-cell>
          <table:table-cell office:value-type="float" office:value="678196" calcext:value-type="float">
            <text:p>6781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728" calcext:value-type="float">
            <text:p>3728</text:p>
          </table:table-cell>
          <table:table-cell office:value-type="float" office:value="717936" calcext:value-type="float">
            <text:p>71793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878" calcext:value-type="float">
            <text:p>3878</text:p>
          </table:table-cell>
          <table:table-cell office:value-type="float" office:value="577299" calcext:value-type="float">
            <text:p>5772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012" calcext:value-type="float">
            <text:p>4012</text:p>
          </table:table-cell>
          <table:table-cell office:value-type="float" office:value="685671" calcext:value-type="float">
            <text:p>68567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198" calcext:value-type="float">
            <text:p>4198</text:p>
          </table:table-cell>
          <table:table-cell office:value-type="float" office:value="690825" calcext:value-type="float">
            <text:p>6908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0870" calcext:value-type="float">
            <text:p>30870</text:p>
          </table:table-cell>
          <table:table-cell office:value-type="float" office:value="266031" calcext:value-type="float">
            <text:p>2660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033" calcext:value-type="float">
            <text:p>31033</text:p>
          </table:table-cell>
          <table:table-cell office:value-type="float" office:value="461630" calcext:value-type="float">
            <text:p>46163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114" calcext:value-type="float">
            <text:p>31114</text:p>
          </table:table-cell>
          <table:table-cell office:value-type="float" office:value="208548" calcext:value-type="float">
            <text:p>2085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216" calcext:value-type="float">
            <text:p>31216</text:p>
          </table:table-cell>
          <table:table-cell office:value-type="float" office:value="418201" calcext:value-type="float">
            <text:p>41820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420" calcext:value-type="float">
            <text:p>31420</text:p>
          </table:table-cell>
          <table:table-cell office:value-type="float" office:value="593972" calcext:value-type="float">
            <text:p>59397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708" calcext:value-type="float">
            <text:p>31708</text:p>
          </table:table-cell>
          <table:table-cell office:value-type="float" office:value="399035" calcext:value-type="float">
            <text:p>39903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15" calcext:value-type="float">
            <text:p>32015</text:p>
          </table:table-cell>
          <table:table-cell office:value-type="float" office:value="631167" calcext:value-type="float">
            <text:p>63116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83" calcext:value-type="float">
            <text:p>483</text:p>
          </table:table-cell>
          <table:table-cell office:value-type="float" office:value="647626" calcext:value-type="float">
            <text:p>64762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547" calcext:value-type="float">
            <text:p>1547</text:p>
          </table:table-cell>
          <table:table-cell office:value-type="float" office:value="659685" calcext:value-type="float">
            <text:p>65968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99" calcext:value-type="float">
            <text:p>2299</text:p>
          </table:table-cell>
          <table:table-cell office:value-type="float" office:value="615891" calcext:value-type="float">
            <text:p>615891</text:p>
          </table:table-cell>
          <table:table-cell table:number-columns-repeated="6"/>
        </table:table-row>
        <table:table-row table:style-name="ro1" table:number-rows-repeated="35"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table table:name="zxing" table:style-name="ta1">
        <table:table-column table:style-name="co4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5563" calcext:value-type="float">
            <text:p>25563</text:p>
          </table:table-cell>
          <table:table-cell office:value-type="float" office:value="147635" calcext:value-type="float">
            <text:p>147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5612" calcext:value-type="float">
            <text:p>25612</text:p>
          </table:table-cell>
          <table:table-cell office:value-type="float" office:value="147810" calcext:value-type="float">
            <text:p>1478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5694" calcext:value-type="float">
            <text:p>25694</text:p>
          </table:table-cell>
          <table:table-cell office:value-type="float" office:value="151881" calcext:value-type="float">
            <text:p>151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5740" calcext:value-type="float">
            <text:p>25740</text:p>
          </table:table-cell>
          <table:table-cell office:value-type="float" office:value="194913" calcext:value-type="float">
            <text:p>194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5835" calcext:value-type="float">
            <text:p>25835</text:p>
          </table:table-cell>
          <table:table-cell office:value-type="float" office:value="185572" calcext:value-type="float">
            <text:p>185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5886" calcext:value-type="float">
            <text:p>25886</text:p>
          </table:table-cell>
          <table:table-cell office:value-type="float" office:value="137094" calcext:value-type="float">
            <text:p>137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5932" calcext:value-type="float">
            <text:p>25932</text:p>
          </table:table-cell>
          <table:table-cell office:value-type="float" office:value="146248" calcext:value-type="float">
            <text:p>146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6027" calcext:value-type="float">
            <text:p>26027</text:p>
          </table:table-cell>
          <table:table-cell office:value-type="float" office:value="150568" calcext:value-type="float">
            <text:p>150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6099" calcext:value-type="float">
            <text:p>26099</text:p>
          </table:table-cell>
          <table:table-cell office:value-type="float" office:value="242081" calcext:value-type="float">
            <text:p>242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6148" calcext:value-type="float">
            <text:p>26148</text:p>
          </table:table-cell>
          <table:table-cell office:value-type="float" office:value="132630" calcext:value-type="float">
            <text:p>132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4954" calcext:value-type="float">
            <text:p>24954</text:p>
          </table:table-cell>
          <table:table-cell office:value-type="float" office:value="129448" calcext:value-type="float">
            <text:p>129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045" calcext:value-type="float">
            <text:p>25045</text:p>
          </table:table-cell>
          <table:table-cell office:value-type="float" office:value="130442" calcext:value-type="float">
            <text:p>130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092" calcext:value-type="float">
            <text:p>25092</text:p>
          </table:table-cell>
          <table:table-cell office:value-type="float" office:value="226570" calcext:value-type="float">
            <text:p>2265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142" calcext:value-type="float">
            <text:p>25142</text:p>
          </table:table-cell>
          <table:table-cell office:value-type="float" office:value="115970" calcext:value-type="float">
            <text:p>1159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188" calcext:value-type="float">
            <text:p>25188</text:p>
          </table:table-cell>
          <table:table-cell office:value-type="float" office:value="123938" calcext:value-type="float">
            <text:p>123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279" calcext:value-type="float">
            <text:p>25279</text:p>
          </table:table-cell>
          <table:table-cell office:value-type="float" office:value="128561" calcext:value-type="float">
            <text:p>1285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329" calcext:value-type="float">
            <text:p>25329</text:p>
          </table:table-cell>
          <table:table-cell office:value-type="float" office:value="133979" calcext:value-type="float">
            <text:p>133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376" calcext:value-type="float">
            <text:p>25376</text:p>
          </table:table-cell>
          <table:table-cell office:value-type="float" office:value="237699" calcext:value-type="float">
            <text:p>237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425" calcext:value-type="float">
            <text:p>25425</text:p>
          </table:table-cell>
          <table:table-cell office:value-type="float" office:value="100133" calcext:value-type="float">
            <text:p>1001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Bugs</text:p>
          </table:table-cell>
          <table:table-cell office:value-type="float" office:value="25515" calcext:value-type="float">
            <text:p>25515</text:p>
          </table:table-cell>
          <table:table-cell office:value-type="float" office:value="120724" calcext:value-type="float">
            <text:p>120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355" calcext:value-type="float">
            <text:p>24355</text:p>
          </table:table-cell>
          <table:table-cell office:value-type="float" office:value="99607" calcext:value-type="float">
            <text:p>99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399" calcext:value-type="float">
            <text:p>24399</text:p>
          </table:table-cell>
          <table:table-cell office:value-type="float" office:value="125417" calcext:value-type="float">
            <text:p>125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444" calcext:value-type="float">
            <text:p>24444</text:p>
          </table:table-cell>
          <table:table-cell office:value-type="float" office:value="125729" calcext:value-type="float">
            <text:p>1257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544" calcext:value-type="float">
            <text:p>24544</text:p>
          </table:table-cell>
          <table:table-cell office:value-type="float" office:value="129094" calcext:value-type="float">
            <text:p>129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590" calcext:value-type="float">
            <text:p>24590</text:p>
          </table:table-cell>
          <table:table-cell office:value-type="float" office:value="131084" calcext:value-type="float">
            <text:p>1310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635" calcext:value-type="float">
            <text:p>24635</text:p>
          </table:table-cell>
          <table:table-cell office:value-type="float" office:value="128662" calcext:value-type="float">
            <text:p>128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683" calcext:value-type="float">
            <text:p>24683</text:p>
          </table:table-cell>
          <table:table-cell office:value-type="float" office:value="134416" calcext:value-type="float">
            <text:p>134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774" calcext:value-type="float">
            <text:p>24774</text:p>
          </table:table-cell>
          <table:table-cell office:value-type="float" office:value="241359" calcext:value-type="float">
            <text:p>241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824" calcext:value-type="float">
            <text:p>24824</text:p>
          </table:table-cell>
          <table:table-cell office:value-type="float" office:value="103269" calcext:value-type="float">
            <text:p>103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4871" calcext:value-type="float">
            <text:p>24871</text:p>
          </table:table-cell>
          <table:table-cell office:value-type="float" office:value="126497" calcext:value-type="float">
            <text:p>126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3817" calcext:value-type="float">
            <text:p>23817</text:p>
          </table:table-cell>
          <table:table-cell office:value-type="float" office:value="119192" calcext:value-type="float">
            <text:p>119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3863" calcext:value-type="float">
            <text:p>23863</text:p>
          </table:table-cell>
          <table:table-cell office:value-type="float" office:value="116508" calcext:value-type="float">
            <text:p>116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3910" calcext:value-type="float">
            <text:p>23910</text:p>
          </table:table-cell>
          <table:table-cell office:value-type="float" office:value="43465" calcext:value-type="float">
            <text:p>43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3955" calcext:value-type="float">
            <text:p>23955</text:p>
          </table:table-cell>
          <table:table-cell office:value-type="float" office:value="43121" calcext:value-type="float">
            <text:p>43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4034" calcext:value-type="float">
            <text:p>24034</text:p>
          </table:table-cell>
          <table:table-cell office:value-type="float" office:value="45211" calcext:value-type="float">
            <text:p>45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4077" calcext:value-type="float">
            <text:p>24077</text:p>
          </table:table-cell>
          <table:table-cell office:value-type="float" office:value="67639" calcext:value-type="float">
            <text:p>67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4121" calcext:value-type="float">
            <text:p>24121</text:p>
          </table:table-cell>
          <table:table-cell office:value-type="float" office:value="117369" calcext:value-type="float">
            <text:p>117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4214" calcext:value-type="float">
            <text:p>24214</text:p>
          </table:table-cell>
          <table:table-cell office:value-type="float" office:value="116422" calcext:value-type="float">
            <text:p>116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4261" calcext:value-type="float">
            <text:p>24261</text:p>
          </table:table-cell>
          <table:table-cell office:value-type="float" office:value="135862" calcext:value-type="float">
            <text:p>1358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4309" calcext:value-type="float">
            <text:p>24309</text:p>
          </table:table-cell>
          <table:table-cell office:value-type="float" office:value="45780" calcext:value-type="float">
            <text:p>45780</text:p>
          </table:table-cell>
        </table:table-row>
      </table:table>
      <table:table table:name="Planilha4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 table:number-rows-repeated="80">
          <table:table-cell table:number-columns-repeated="6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551" calcext:value-type="float">
            <text:p>116551</text:p>
          </table:table-cell>
          <table:table-cell office:value-type="float" office:value="220801" calcext:value-type="float">
            <text:p>2208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641" calcext:value-type="float">
            <text:p>116641</text:p>
          </table:table-cell>
          <table:table-cell office:value-type="float" office:value="179293" calcext:value-type="float">
            <text:p>1792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735" calcext:value-type="float">
            <text:p>116735</text:p>
          </table:table-cell>
          <table:table-cell office:value-type="float" office:value="71691" calcext:value-type="float">
            <text:p>716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777" calcext:value-type="float">
            <text:p>116777</text:p>
          </table:table-cell>
          <table:table-cell office:value-type="float" office:value="66553" calcext:value-type="float">
            <text:p>665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858" calcext:value-type="float">
            <text:p>116858</text:p>
          </table:table-cell>
          <table:table-cell office:value-type="float" office:value="68855" calcext:value-type="float">
            <text:p>688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909" calcext:value-type="float">
            <text:p>116909</text:p>
          </table:table-cell>
          <table:table-cell office:value-type="float" office:value="72124" calcext:value-type="float">
            <text:p>721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952" calcext:value-type="float">
            <text:p>116952</text:p>
          </table:table-cell>
          <table:table-cell office:value-type="float" office:value="124520" calcext:value-type="float">
            <text:p>1245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6995" calcext:value-type="float">
            <text:p>116995</text:p>
          </table:table-cell>
          <table:table-cell office:value-type="float" office:value="208032" calcext:value-type="float">
            <text:p>2080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7047" calcext:value-type="float">
            <text:p>117047</text:p>
          </table:table-cell>
          <table:table-cell office:value-type="float" office:value="144885" calcext:value-type="float">
            <text:p>1448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117140" calcext:value-type="float">
            <text:p>117140</text:p>
          </table:table-cell>
          <table:table-cell office:value-type="float" office:value="62481" calcext:value-type="float">
            <text:p>624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7637" calcext:value-type="float">
            <text:p>417637</text:p>
          </table:table-cell>
          <table:table-cell office:value-type="float" office:value="141211" calcext:value-type="float">
            <text:p>1412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7684" calcext:value-type="float">
            <text:p>417684</text:p>
          </table:table-cell>
          <table:table-cell office:value-type="float" office:value="139684" calcext:value-type="float">
            <text:p>1396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7778" calcext:value-type="float">
            <text:p>417778</text:p>
          </table:table-cell>
          <table:table-cell office:value-type="float" office:value="139136" calcext:value-type="float">
            <text:p>1391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7823" calcext:value-type="float">
            <text:p>417823</text:p>
          </table:table-cell>
          <table:table-cell office:value-type="float" office:value="136738" calcext:value-type="float">
            <text:p>1367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7870" calcext:value-type="float">
            <text:p>417870</text:p>
          </table:table-cell>
          <table:table-cell office:value-type="float" office:value="145235" calcext:value-type="float">
            <text:p>1452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7921" calcext:value-type="float">
            <text:p>417921</text:p>
          </table:table-cell>
          <table:table-cell office:value-type="float" office:value="139629" calcext:value-type="float">
            <text:p>1396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8012" calcext:value-type="float">
            <text:p>418012</text:p>
          </table:table-cell>
          <table:table-cell office:value-type="float" office:value="139875" calcext:value-type="float">
            <text:p>1398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8060" calcext:value-type="float">
            <text:p>418060</text:p>
          </table:table-cell>
          <table:table-cell office:value-type="float" office:value="143250" calcext:value-type="float">
            <text:p>1432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8106" calcext:value-type="float">
            <text:p>418106</text:p>
          </table:table-cell>
          <table:table-cell office:value-type="float" office:value="143163" calcext:value-type="float">
            <text:p>1431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418154" calcext:value-type="float">
            <text:p>418154</text:p>
          </table:table-cell>
          <table:table-cell office:value-type="float" office:value="140310" calcext:value-type="float">
            <text:p>1403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187" calcext:value-type="float">
            <text:p>417187</text:p>
          </table:table-cell>
          <table:table-cell office:value-type="float" office:value="29898" calcext:value-type="float">
            <text:p>298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260" calcext:value-type="float">
            <text:p>417260</text:p>
          </table:table-cell>
          <table:table-cell office:value-type="float" office:value="31986" calcext:value-type="float">
            <text:p>319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302" calcext:value-type="float">
            <text:p>417302</text:p>
          </table:table-cell>
          <table:table-cell office:value-type="float" office:value="30717" calcext:value-type="float">
            <text:p>307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343" calcext:value-type="float">
            <text:p>417343</text:p>
          </table:table-cell>
          <table:table-cell office:value-type="float" office:value="29887" calcext:value-type="float">
            <text:p>298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386" calcext:value-type="float">
            <text:p>417386</text:p>
          </table:table-cell>
          <table:table-cell office:value-type="float" office:value="31220" calcext:value-type="float">
            <text:p>312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427" calcext:value-type="float">
            <text:p>417427</text:p>
          </table:table-cell>
          <table:table-cell office:value-type="float" office:value="30307" calcext:value-type="float">
            <text:p>303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469" calcext:value-type="float">
            <text:p>417469</text:p>
          </table:table-cell>
          <table:table-cell office:value-type="float" office:value="33594" calcext:value-type="float">
            <text:p>335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510" calcext:value-type="float">
            <text:p>417510</text:p>
          </table:table-cell>
          <table:table-cell office:value-type="float" office:value="34567" calcext:value-type="float">
            <text:p>345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553" calcext:value-type="float">
            <text:p>417553</text:p>
          </table:table-cell>
          <table:table-cell office:value-type="float" office:value="35190" calcext:value-type="float">
            <text:p>3519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417594" calcext:value-type="float">
            <text:p>417594</text:p>
          </table:table-cell>
          <table:table-cell office:value-type="float" office:value="37119" calcext:value-type="float">
            <text:p>37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247" calcext:value-type="float">
            <text:p>318247</text:p>
          </table:table-cell>
          <table:table-cell office:value-type="float" office:value="147414" calcext:value-type="float">
            <text:p>1474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328" calcext:value-type="float">
            <text:p>318328</text:p>
          </table:table-cell>
          <table:table-cell office:value-type="float" office:value="148880" calcext:value-type="float">
            <text:p>1488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375" calcext:value-type="float">
            <text:p>318375</text:p>
          </table:table-cell>
          <table:table-cell office:value-type="float" office:value="145258" calcext:value-type="float">
            <text:p>1452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423" calcext:value-type="float">
            <text:p>318423</text:p>
          </table:table-cell>
          <table:table-cell office:value-type="float" office:value="147809" calcext:value-type="float">
            <text:p>1478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500" calcext:value-type="float">
            <text:p>318500</text:p>
          </table:table-cell>
          <table:table-cell office:value-type="float" office:value="148081" calcext:value-type="float">
            <text:p>1480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564" calcext:value-type="float">
            <text:p>318564</text:p>
          </table:table-cell>
          <table:table-cell office:value-type="float" office:value="143715" calcext:value-type="float">
            <text:p>1437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609" calcext:value-type="float">
            <text:p>318609</text:p>
          </table:table-cell>
          <table:table-cell office:value-type="float" office:value="146711" calcext:value-type="float">
            <text:p>1467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662" calcext:value-type="float">
            <text:p>318662</text:p>
          </table:table-cell>
          <table:table-cell office:value-type="float" office:value="148102" calcext:value-type="float">
            <text:p>1481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709" calcext:value-type="float">
            <text:p>318709</text:p>
          </table:table-cell>
          <table:table-cell office:value-type="float" office:value="146958" calcext:value-type="float">
            <text:p>1469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318801" calcext:value-type="float">
            <text:p>318801</text:p>
          </table:table-cell>
          <table:table-cell office:value-type="float" office:value="147430" calcext:value-type="float">
            <text:p>1474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8848" calcext:value-type="float">
            <text:p>218848</text:p>
          </table:table-cell>
          <table:table-cell office:value-type="float" office:value="58179" calcext:value-type="float">
            <text:p>581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8892" calcext:value-type="float">
            <text:p>218892</text:p>
          </table:table-cell>
          <table:table-cell office:value-type="float" office:value="51615" calcext:value-type="float">
            <text:p>516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8934" calcext:value-type="float">
            <text:p>218934</text:p>
          </table:table-cell>
          <table:table-cell office:value-type="float" office:value="56089" calcext:value-type="float">
            <text:p>560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8978" calcext:value-type="float">
            <text:p>218978</text:p>
          </table:table-cell>
          <table:table-cell office:value-type="float" office:value="53634" calcext:value-type="float">
            <text:p>536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9020" calcext:value-type="float">
            <text:p>219020</text:p>
          </table:table-cell>
          <table:table-cell office:value-type="float" office:value="49647" calcext:value-type="float">
            <text:p>496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9062" calcext:value-type="float">
            <text:p>219062</text:p>
          </table:table-cell>
          <table:table-cell office:value-type="float" office:value="56057" calcext:value-type="float">
            <text:p>560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9151" calcext:value-type="float">
            <text:p>219151</text:p>
          </table:table-cell>
          <table:table-cell office:value-type="float" office:value="53681" calcext:value-type="float">
            <text:p>536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9193" calcext:value-type="float">
            <text:p>219193</text:p>
          </table:table-cell>
          <table:table-cell office:value-type="float" office:value="52027" calcext:value-type="float">
            <text:p>52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9270" calcext:value-type="float">
            <text:p>219270</text:p>
          </table:table-cell>
          <table:table-cell office:value-type="float" office:value="52955" calcext:value-type="float">
            <text:p>529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19313" calcext:value-type="float">
            <text:p>219313</text:p>
          </table:table-cell>
          <table:table-cell office:value-type="float" office:value="53057" calcext:value-type="float">
            <text:p>530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356" calcext:value-type="float">
            <text:p>319356</text:p>
          </table:table-cell>
          <table:table-cell office:value-type="float" office:value="43109" calcext:value-type="float">
            <text:p>431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398" calcext:value-type="float">
            <text:p>319398</text:p>
          </table:table-cell>
          <table:table-cell office:value-type="float" office:value="43075" calcext:value-type="float">
            <text:p>430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439" calcext:value-type="float">
            <text:p>319439</text:p>
          </table:table-cell>
          <table:table-cell office:value-type="float" office:value="44584" calcext:value-type="float">
            <text:p>445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482" calcext:value-type="float">
            <text:p>319482</text:p>
          </table:table-cell>
          <table:table-cell office:value-type="float" office:value="46336" calcext:value-type="float">
            <text:p>463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523" calcext:value-type="float">
            <text:p>319523</text:p>
          </table:table-cell>
          <table:table-cell office:value-type="float" office:value="45703" calcext:value-type="float">
            <text:p>457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567" calcext:value-type="float">
            <text:p>319567</text:p>
          </table:table-cell>
          <table:table-cell office:value-type="float" office:value="41517" calcext:value-type="float">
            <text:p>415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609" calcext:value-type="float">
            <text:p>319609</text:p>
          </table:table-cell>
          <table:table-cell office:value-type="float" office:value="44967" calcext:value-type="float">
            <text:p>449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651" calcext:value-type="float">
            <text:p>319651</text:p>
          </table:table-cell>
          <table:table-cell office:value-type="float" office:value="45981" calcext:value-type="float">
            <text:p>459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692" calcext:value-type="float">
            <text:p>319692</text:p>
          </table:table-cell>
          <table:table-cell office:value-type="float" office:value="45510" calcext:value-type="float">
            <text:p>455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319780" calcext:value-type="float">
            <text:p>319780</text:p>
          </table:table-cell>
          <table:table-cell office:value-type="float" office:value="48939" calcext:value-type="float">
            <text:p>489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418" calcext:value-type="float">
            <text:p>320418</text:p>
          </table:table-cell>
          <table:table-cell office:value-type="float" office:value="23419" calcext:value-type="float">
            <text:p>234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460" calcext:value-type="float">
            <text:p>320460</text:p>
          </table:table-cell>
          <table:table-cell office:value-type="float" office:value="25305" calcext:value-type="float">
            <text:p>253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502" calcext:value-type="float">
            <text:p>320502</text:p>
          </table:table-cell>
          <table:table-cell office:value-type="float" office:value="26629" calcext:value-type="float">
            <text:p>266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543" calcext:value-type="float">
            <text:p>320543</text:p>
          </table:table-cell>
          <table:table-cell office:value-type="float" office:value="23866" calcext:value-type="float">
            <text:p>238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584" calcext:value-type="float">
            <text:p>320584</text:p>
          </table:table-cell>
          <table:table-cell office:value-type="float" office:value="26092" calcext:value-type="float">
            <text:p>260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627" calcext:value-type="float">
            <text:p>320627</text:p>
          </table:table-cell>
          <table:table-cell office:value-type="float" office:value="23480" calcext:value-type="float">
            <text:p>234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667" calcext:value-type="float">
            <text:p>320667</text:p>
          </table:table-cell>
          <table:table-cell office:value-type="float" office:value="23781" calcext:value-type="float">
            <text:p>237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709" calcext:value-type="float">
            <text:p>320709</text:p>
          </table:table-cell>
          <table:table-cell office:value-type="float" office:value="25996" calcext:value-type="float">
            <text:p>259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751" calcext:value-type="float">
            <text:p>320751</text:p>
          </table:table-cell>
          <table:table-cell office:value-type="float" office:value="25325" calcext:value-type="float">
            <text:p>253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792" calcext:value-type="float">
            <text:p>320792</text:p>
          </table:table-cell>
          <table:table-cell office:value-type="float" office:value="23917" calcext:value-type="float">
            <text:p>239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19825" calcext:value-type="float">
            <text:p>319825</text:p>
          </table:table-cell>
          <table:table-cell office:value-type="float" office:value="224153" calcext:value-type="float">
            <text:p>224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19870" calcext:value-type="float">
            <text:p>319870</text:p>
          </table:table-cell>
          <table:table-cell office:value-type="float" office:value="101497" calcext:value-type="float">
            <text:p>1014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19920" calcext:value-type="float">
            <text:p>319920</text:p>
          </table:table-cell>
          <table:table-cell office:value-type="float" office:value="121776" calcext:value-type="float">
            <text:p>1217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19967" calcext:value-type="float">
            <text:p>319967</text:p>
          </table:table-cell>
          <table:table-cell office:value-type="float" office:value="126604" calcext:value-type="float">
            <text:p>1266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20058" calcext:value-type="float">
            <text:p>320058</text:p>
          </table:table-cell>
          <table:table-cell office:value-type="float" office:value="127603" calcext:value-type="float">
            <text:p>1276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20104" calcext:value-type="float">
            <text:p>320104</text:p>
          </table:table-cell>
          <table:table-cell office:value-type="float" office:value="126233" calcext:value-type="float">
            <text:p>1262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20149" calcext:value-type="float">
            <text:p>320149</text:p>
          </table:table-cell>
          <table:table-cell office:value-type="float" office:value="123862" calcext:value-type="float">
            <text:p>1238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20195" calcext:value-type="float">
            <text:p>320195</text:p>
          </table:table-cell>
          <table:table-cell office:value-type="float" office:value="126288" calcext:value-type="float">
            <text:p>1262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20245" calcext:value-type="float">
            <text:p>320245</text:p>
          </table:table-cell>
          <table:table-cell office:value-type="float" office:value="124943" calcext:value-type="float">
            <text:p>1249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320337" calcext:value-type="float">
            <text:p>320337</text:p>
          </table:table-cell>
          <table:table-cell office:value-type="float" office:value="127431" calcext:value-type="float">
            <text:p>1274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449" calcext:value-type="float">
            <text:p>421449</text:p>
          </table:table-cell>
          <table:table-cell office:value-type="float" office:value="19465" calcext:value-type="float">
            <text:p>194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491" calcext:value-type="float">
            <text:p>421491</text:p>
          </table:table-cell>
          <table:table-cell office:value-type="float" office:value="20907" calcext:value-type="float">
            <text:p>209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568" calcext:value-type="float">
            <text:p>421568</text:p>
          </table:table-cell>
          <table:table-cell office:value-type="float" office:value="22930" calcext:value-type="float">
            <text:p>229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609" calcext:value-type="float">
            <text:p>421609</text:p>
          </table:table-cell>
          <table:table-cell office:value-type="float" office:value="19297" calcext:value-type="float">
            <text:p>192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650" calcext:value-type="float">
            <text:p>421650</text:p>
          </table:table-cell>
          <table:table-cell office:value-type="float" office:value="24766" calcext:value-type="float">
            <text:p>247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692" calcext:value-type="float">
            <text:p>421692</text:p>
          </table:table-cell>
          <table:table-cell office:value-type="float" office:value="18119" calcext:value-type="float">
            <text:p>181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733" calcext:value-type="float">
            <text:p>421733</text:p>
          </table:table-cell>
          <table:table-cell office:value-type="float" office:value="22961" calcext:value-type="float">
            <text:p>229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775" calcext:value-type="float">
            <text:p>421775</text:p>
          </table:table-cell>
          <table:table-cell office:value-type="float" office:value="21097" calcext:value-type="float">
            <text:p>210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816" calcext:value-type="float">
            <text:p>421816</text:p>
          </table:table-cell>
          <table:table-cell office:value-type="float" office:value="23008" calcext:value-type="float">
            <text:p>23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421860" calcext:value-type="float">
            <text:p>421860</text:p>
          </table:table-cell>
          <table:table-cell office:value-type="float" office:value="36096" calcext:value-type="float">
            <text:p>360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0836" calcext:value-type="float">
            <text:p>220836</text:p>
          </table:table-cell>
          <table:table-cell office:value-type="float" office:value="141720" calcext:value-type="float">
            <text:p>1417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0885" calcext:value-type="float">
            <text:p>220885</text:p>
          </table:table-cell>
          <table:table-cell office:value-type="float" office:value="138620" calcext:value-type="float">
            <text:p>1386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0979" calcext:value-type="float">
            <text:p>220979</text:p>
          </table:table-cell>
          <table:table-cell office:value-type="float" office:value="140158" calcext:value-type="float">
            <text:p>1401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1025" calcext:value-type="float">
            <text:p>221025</text:p>
          </table:table-cell>
          <table:table-cell office:value-type="float" office:value="144735" calcext:value-type="float">
            <text:p>1447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1074" calcext:value-type="float">
            <text:p>221074</text:p>
          </table:table-cell>
          <table:table-cell office:value-type="float" office:value="139412" calcext:value-type="float">
            <text:p>1394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1124" calcext:value-type="float">
            <text:p>221124</text:p>
          </table:table-cell>
          <table:table-cell office:value-type="float" office:value="134683" calcext:value-type="float">
            <text:p>1346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1215" calcext:value-type="float">
            <text:p>221215</text:p>
          </table:table-cell>
          <table:table-cell office:value-type="float" office:value="141659" calcext:value-type="float">
            <text:p>1416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1261" calcext:value-type="float">
            <text:p>221261</text:p>
          </table:table-cell>
          <table:table-cell office:value-type="float" office:value="139315" calcext:value-type="float">
            <text:p>1393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1309" calcext:value-type="float">
            <text:p>221309</text:p>
          </table:table-cell>
          <table:table-cell office:value-type="float" office:value="137336" calcext:value-type="float">
            <text:p>1373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221357" calcext:value-type="float">
            <text:p>221357</text:p>
          </table:table-cell>
          <table:table-cell office:value-type="float" office:value="135912" calcext:value-type="float">
            <text:p>1359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553" calcext:value-type="float">
            <text:p>222553</text:p>
          </table:table-cell>
          <table:table-cell office:value-type="float" office:value="160313" calcext:value-type="float">
            <text:p>1603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601" calcext:value-type="float">
            <text:p>222601</text:p>
          </table:table-cell>
          <table:table-cell office:value-type="float" office:value="161557" calcext:value-type="float">
            <text:p>1615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657" calcext:value-type="float">
            <text:p>222657</text:p>
          </table:table-cell>
          <table:table-cell office:value-type="float" office:value="157473" calcext:value-type="float">
            <text:p>1574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739" calcext:value-type="float">
            <text:p>222739</text:p>
          </table:table-cell>
          <table:table-cell office:value-type="float" office:value="158765" calcext:value-type="float">
            <text:p>1587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786" calcext:value-type="float">
            <text:p>222786</text:p>
          </table:table-cell>
          <table:table-cell office:value-type="float" office:value="156799" calcext:value-type="float">
            <text:p>1567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840" calcext:value-type="float">
            <text:p>222840</text:p>
          </table:table-cell>
          <table:table-cell office:value-type="float" office:value="162252" calcext:value-type="float">
            <text:p>1622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932" calcext:value-type="float">
            <text:p>222932</text:p>
          </table:table-cell>
          <table:table-cell office:value-type="float" office:value="160782" calcext:value-type="float">
            <text:p>1607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2979" calcext:value-type="float">
            <text:p>222979</text:p>
          </table:table-cell>
          <table:table-cell office:value-type="float" office:value="155739" calcext:value-type="float">
            <text:p>1557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3025" calcext:value-type="float">
            <text:p>223025</text:p>
          </table:table-cell>
          <table:table-cell office:value-type="float" office:value="156720" calcext:value-type="float">
            <text:p>1567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223074" calcext:value-type="float">
            <text:p>223074</text:p>
          </table:table-cell>
          <table:table-cell office:value-type="float" office:value="167539" calcext:value-type="float">
            <text:p>1675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1903" calcext:value-type="float">
            <text:p>121903</text:p>
          </table:table-cell>
          <table:table-cell office:value-type="float" office:value="260357" calcext:value-type="float">
            <text:p>2603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1952" calcext:value-type="float">
            <text:p>121952</text:p>
          </table:table-cell>
          <table:table-cell office:value-type="float" office:value="148292" calcext:value-type="float">
            <text:p>1482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046" calcext:value-type="float">
            <text:p>122046</text:p>
          </table:table-cell>
          <table:table-cell office:value-type="float" office:value="176190" calcext:value-type="float">
            <text:p>1761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092" calcext:value-type="float">
            <text:p>122092</text:p>
          </table:table-cell>
          <table:table-cell office:value-type="float" office:value="168971" calcext:value-type="float">
            <text:p>1689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142" calcext:value-type="float">
            <text:p>122142</text:p>
          </table:table-cell>
          <table:table-cell office:value-type="float" office:value="175648" calcext:value-type="float">
            <text:p>1756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235" calcext:value-type="float">
            <text:p>122235</text:p>
          </table:table-cell>
          <table:table-cell office:value-type="float" office:value="180837" calcext:value-type="float">
            <text:p>1808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283" calcext:value-type="float">
            <text:p>122283</text:p>
          </table:table-cell>
          <table:table-cell office:value-type="float" office:value="169674" calcext:value-type="float">
            <text:p>1696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331" calcext:value-type="float">
            <text:p>122331</text:p>
          </table:table-cell>
          <table:table-cell office:value-type="float" office:value="183110" calcext:value-type="float">
            <text:p>1831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380" calcext:value-type="float">
            <text:p>122380</text:p>
          </table:table-cell>
          <table:table-cell office:value-type="float" office:value="171801" calcext:value-type="float">
            <text:p>1718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122504" calcext:value-type="float">
            <text:p>122504</text:p>
          </table:table-cell>
          <table:table-cell office:value-type="float" office:value="172986" calcext:value-type="float">
            <text:p>1729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169" calcext:value-type="float">
            <text:p>123169</text:p>
          </table:table-cell>
          <table:table-cell office:value-type="float" office:value="194024" calcext:value-type="float">
            <text:p>194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251" calcext:value-type="float">
            <text:p>123251</text:p>
          </table:table-cell>
          <table:table-cell office:value-type="float" office:value="202182" calcext:value-type="float">
            <text:p>2021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299" calcext:value-type="float">
            <text:p>123299</text:p>
          </table:table-cell>
          <table:table-cell office:value-type="float" office:value="195183" calcext:value-type="float">
            <text:p>1951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394" calcext:value-type="float">
            <text:p>123394</text:p>
          </table:table-cell>
          <table:table-cell office:value-type="float" office:value="200824" calcext:value-type="float">
            <text:p>2008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442" calcext:value-type="float">
            <text:p>123442</text:p>
          </table:table-cell>
          <table:table-cell office:value-type="float" office:value="187993" calcext:value-type="float">
            <text:p>1879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494" calcext:value-type="float">
            <text:p>123494</text:p>
          </table:table-cell>
          <table:table-cell office:value-type="float" office:value="207889" calcext:value-type="float">
            <text:p>2078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586" calcext:value-type="float">
            <text:p>123586</text:p>
          </table:table-cell>
          <table:table-cell office:value-type="float" office:value="192753" calcext:value-type="float">
            <text:p>1927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634" calcext:value-type="float">
            <text:p>123634</text:p>
          </table:table-cell>
          <table:table-cell office:value-type="float" office:value="194541" calcext:value-type="float">
            <text:p>1945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684" calcext:value-type="float">
            <text:p>123684</text:p>
          </table:table-cell>
          <table:table-cell office:value-type="float" office:value="190132" calcext:value-type="float">
            <text:p>1901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nar way</text:p>
          </table:table-cell>
          <table:table-cell office:value-type="float" office:value="123777" calcext:value-type="float">
            <text:p>123777</text:p>
          </table:table-cell>
          <table:table-cell office:value-type="float" office:value="194119" calcext:value-type="float">
            <text:p>194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3861" calcext:value-type="float">
            <text:p>423861</text:p>
          </table:table-cell>
          <table:table-cell office:value-type="float" office:value="124476" calcext:value-type="float">
            <text:p>1244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3905" calcext:value-type="float">
            <text:p>423905</text:p>
          </table:table-cell>
          <table:table-cell office:value-type="float" office:value="123890" calcext:value-type="float">
            <text:p>12389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3953" calcext:value-type="float">
            <text:p>423953</text:p>
          </table:table-cell>
          <table:table-cell office:value-type="float" office:value="124377" calcext:value-type="float">
            <text:p>1243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4049" calcext:value-type="float">
            <text:p>424049</text:p>
          </table:table-cell>
          <table:table-cell office:value-type="float" office:value="121672" calcext:value-type="float">
            <text:p>1216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4095" calcext:value-type="float">
            <text:p>424095</text:p>
          </table:table-cell>
          <table:table-cell office:value-type="float" office:value="121729" calcext:value-type="float">
            <text:p>1217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4141" calcext:value-type="float">
            <text:p>424141</text:p>
          </table:table-cell>
          <table:table-cell office:value-type="float" office:value="122578" calcext:value-type="float">
            <text:p>1225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4187" calcext:value-type="float">
            <text:p>424187</text:p>
          </table:table-cell>
          <table:table-cell office:value-type="float" office:value="122002" calcext:value-type="float">
            <text:p>1220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4240" calcext:value-type="float">
            <text:p>424240</text:p>
          </table:table-cell>
          <table:table-cell office:value-type="float" office:value="124083" calcext:value-type="float">
            <text:p>1240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4330" calcext:value-type="float">
            <text:p>424330</text:p>
          </table:table-cell>
          <table:table-cell office:value-type="float" office:value="125806" calcext:value-type="float">
            <text:p>1258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Bugs e Vulnerabilidades</text:p>
          </table:table-cell>
          <table:table-cell office:value-type="float" office:value="424378" calcext:value-type="float">
            <text:p>424378</text:p>
          </table:table-cell>
          <table:table-cell office:value-type="float" office:value="122729" calcext:value-type="float">
            <text:p>1227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424" calcext:value-type="float">
            <text:p>224424</text:p>
          </table:table-cell>
          <table:table-cell office:value-type="float" office:value="280251" calcext:value-type="float">
            <text:p>2802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475" calcext:value-type="float">
            <text:p>224475</text:p>
          </table:table-cell>
          <table:table-cell office:value-type="float" office:value="258915" calcext:value-type="float">
            <text:p>2589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605" calcext:value-type="float">
            <text:p>224605</text:p>
          </table:table-cell>
          <table:table-cell office:value-type="float" office:value="282531" calcext:value-type="float">
            <text:p>2825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656" calcext:value-type="float">
            <text:p>224656</text:p>
          </table:table-cell>
          <table:table-cell office:value-type="float" office:value="318464" calcext:value-type="float">
            <text:p>3184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753" calcext:value-type="float">
            <text:p>224753</text:p>
          </table:table-cell>
          <table:table-cell office:value-type="float" office:value="245168" calcext:value-type="float">
            <text:p>24516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807" calcext:value-type="float">
            <text:p>224807</text:p>
          </table:table-cell>
          <table:table-cell office:value-type="float" office:value="253138" calcext:value-type="float">
            <text:p>2531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900" calcext:value-type="float">
            <text:p>224900</text:p>
          </table:table-cell>
          <table:table-cell office:value-type="float" office:value="259056" calcext:value-type="float">
            <text:p>2590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4950" calcext:value-type="float">
            <text:p>224950</text:p>
          </table:table-cell>
          <table:table-cell office:value-type="float" office:value="261606" calcext:value-type="float">
            <text:p>2616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5048" calcext:value-type="float">
            <text:p>225048</text:p>
          </table:table-cell>
          <table:table-cell office:value-type="float" office:value="265652" calcext:value-type="float">
            <text:p>26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5131" calcext:value-type="float">
            <text:p>225131</text:p>
          </table:table-cell>
          <table:table-cell office:value-type="float" office:value="261297" calcext:value-type="float">
            <text:p>2612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183" calcext:value-type="float">
            <text:p>125183</text:p>
          </table:table-cell>
          <table:table-cell office:value-type="float" office:value="419238" calcext:value-type="float">
            <text:p>4192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286" calcext:value-type="float">
            <text:p>125286</text:p>
          </table:table-cell>
          <table:table-cell office:value-type="float" office:value="265214" calcext:value-type="float">
            <text:p>2652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388" calcext:value-type="float">
            <text:p>125388</text:p>
          </table:table-cell>
          <table:table-cell office:value-type="float" office:value="290286" calcext:value-type="float">
            <text:p>2902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438" calcext:value-type="float">
            <text:p>125438</text:p>
          </table:table-cell>
          <table:table-cell office:value-type="float" office:value="310303" calcext:value-type="float">
            <text:p>3103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536" calcext:value-type="float">
            <text:p>125536</text:p>
          </table:table-cell>
          <table:table-cell office:value-type="float" office:value="378178" calcext:value-type="float">
            <text:p>3781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622" calcext:value-type="float">
            <text:p>125622</text:p>
          </table:table-cell>
          <table:table-cell office:value-type="float" office:value="278030" calcext:value-type="float">
            <text:p>2780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721" calcext:value-type="float">
            <text:p>125721</text:p>
          </table:table-cell>
          <table:table-cell office:value-type="float" office:value="290172" calcext:value-type="float">
            <text:p>2901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773" calcext:value-type="float">
            <text:p>125773</text:p>
          </table:table-cell>
          <table:table-cell office:value-type="float" office:value="346702" calcext:value-type="float">
            <text:p>3467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5865" calcext:value-type="float">
            <text:p>125865</text:p>
          </table:table-cell>
          <table:table-cell office:value-type="float" office:value="577986" calcext:value-type="float">
            <text:p>5779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6196" calcext:value-type="float">
            <text:p>126196</text:p>
          </table:table-cell>
          <table:table-cell office:value-type="float" office:value="497283" calcext:value-type="float">
            <text:p>4972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6320" calcext:value-type="float">
            <text:p>126320</text:p>
          </table:table-cell>
          <table:table-cell office:value-type="float" office:value="248957" calcext:value-type="float">
            <text:p>2489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6372" calcext:value-type="float">
            <text:p>126372</text:p>
          </table:table-cell>
          <table:table-cell office:value-type="float" office:value="172167" calcext:value-type="float">
            <text:p>1721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6451" calcext:value-type="float">
            <text:p>126451</text:p>
          </table:table-cell>
          <table:table-cell office:value-type="float" office:value="91747" calcext:value-type="float">
            <text:p>917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6501" calcext:value-type="float">
            <text:p>126501</text:p>
          </table:table-cell>
          <table:table-cell office:value-type="float" office:value="147931" calcext:value-type="float">
            <text:p>1479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6597" calcext:value-type="float">
            <text:p>126597</text:p>
          </table:table-cell>
          <table:table-cell office:value-type="float" office:value="239140" calcext:value-type="float">
            <text:p>2391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6675" calcext:value-type="float">
            <text:p>126675</text:p>
          </table:table-cell>
          <table:table-cell office:value-type="float" office:value="128625" calcext:value-type="float">
            <text:p>1286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6724" calcext:value-type="float">
            <text:p>126724</text:p>
          </table:table-cell>
          <table:table-cell office:value-type="float" office:value="92556" calcext:value-type="float">
            <text:p>925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7092" calcext:value-type="float">
            <text:p>127092</text:p>
          </table:table-cell>
          <table:table-cell office:value-type="float" office:value="80741" calcext:value-type="float">
            <text:p>807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7194" calcext:value-type="float">
            <text:p>127194</text:p>
          </table:table-cell>
          <table:table-cell office:value-type="float" office:value="83246" calcext:value-type="float">
            <text:p>832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127276" calcext:value-type="float">
            <text:p>127276</text:p>
          </table:table-cell>
          <table:table-cell office:value-type="float" office:value="214613" calcext:value-type="float">
            <text:p>2146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325" calcext:value-type="float">
            <text:p>227325</text:p>
          </table:table-cell>
          <table:table-cell office:value-type="float" office:value="52793" calcext:value-type="float">
            <text:p>527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368" calcext:value-type="float">
            <text:p>227368</text:p>
          </table:table-cell>
          <table:table-cell office:value-type="float" office:value="55155" calcext:value-type="float">
            <text:p>551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413" calcext:value-type="float">
            <text:p>227413</text:p>
          </table:table-cell>
          <table:table-cell office:value-type="float" office:value="55989" calcext:value-type="float">
            <text:p>559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459" calcext:value-type="float">
            <text:p>227459</text:p>
          </table:table-cell>
          <table:table-cell office:value-type="float" office:value="54835" calcext:value-type="float">
            <text:p>548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502" calcext:value-type="float">
            <text:p>227502</text:p>
          </table:table-cell>
          <table:table-cell office:value-type="float" office:value="54443" calcext:value-type="float">
            <text:p>544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545" calcext:value-type="float">
            <text:p>227545</text:p>
          </table:table-cell>
          <table:table-cell office:value-type="float" office:value="59838" calcext:value-type="float">
            <text:p>598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637" calcext:value-type="float">
            <text:p>227637</text:p>
          </table:table-cell>
          <table:table-cell office:value-type="float" office:value="69141" calcext:value-type="float">
            <text:p>691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682" calcext:value-type="float">
            <text:p>227682</text:p>
          </table:table-cell>
          <table:table-cell office:value-type="float" office:value="61554" calcext:value-type="float">
            <text:p>615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725" calcext:value-type="float">
            <text:p>227725</text:p>
          </table:table-cell>
          <table:table-cell office:value-type="float" office:value="64310" calcext:value-type="float">
            <text:p>643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227769" calcext:value-type="float">
            <text:p>227769</text:p>
          </table:table-cell>
          <table:table-cell office:value-type="float" office:value="62744" calcext:value-type="float">
            <text:p>627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7815" calcext:value-type="float">
            <text:p>227815</text:p>
          </table:table-cell>
          <table:table-cell office:value-type="float" office:value="27993" calcext:value-type="float">
            <text:p>279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7857" calcext:value-type="float">
            <text:p>227857</text:p>
          </table:table-cell>
          <table:table-cell office:value-type="float" office:value="29228" calcext:value-type="float">
            <text:p>292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7900" calcext:value-type="float">
            <text:p>227900</text:p>
          </table:table-cell>
          <table:table-cell office:value-type="float" office:value="30197" calcext:value-type="float">
            <text:p>301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7946" calcext:value-type="float">
            <text:p>227946</text:p>
          </table:table-cell>
          <table:table-cell office:value-type="float" office:value="31545" calcext:value-type="float">
            <text:p>315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7987" calcext:value-type="float">
            <text:p>227987</text:p>
          </table:table-cell>
          <table:table-cell office:value-type="float" office:value="28606" calcext:value-type="float">
            <text:p>286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8031" calcext:value-type="float">
            <text:p>228031</text:p>
          </table:table-cell>
          <table:table-cell office:value-type="float" office:value="31658" calcext:value-type="float">
            <text:p>316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8072" calcext:value-type="float">
            <text:p>228072</text:p>
          </table:table-cell>
          <table:table-cell office:value-type="float" office:value="30347" calcext:value-type="float">
            <text:p>303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8115" calcext:value-type="float">
            <text:p>228115</text:p>
          </table:table-cell>
          <table:table-cell office:value-type="float" office:value="31838" calcext:value-type="float">
            <text:p>318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8157" calcext:value-type="float">
            <text:p>228157</text:p>
          </table:table-cell>
          <table:table-cell office:value-type="float" office:value="31676" calcext:value-type="float">
            <text:p>316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8199" calcext:value-type="float">
            <text:p>228199</text:p>
          </table:table-cell>
          <table:table-cell office:value-type="float" office:value="29655" calcext:value-type="float">
            <text:p>296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287" calcext:value-type="float">
            <text:p>328287</text:p>
          </table:table-cell>
          <table:table-cell office:value-type="float" office:value="59021" calcext:value-type="float">
            <text:p>590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330" calcext:value-type="float">
            <text:p>328330</text:p>
          </table:table-cell>
          <table:table-cell office:value-type="float" office:value="59777" calcext:value-type="float">
            <text:p>597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374" calcext:value-type="float">
            <text:p>328374</text:p>
          </table:table-cell>
          <table:table-cell office:value-type="float" office:value="59175" calcext:value-type="float">
            <text:p>591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417" calcext:value-type="float">
            <text:p>328417</text:p>
          </table:table-cell>
          <table:table-cell office:value-type="float" office:value="57717" calcext:value-type="float">
            <text:p>577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460" calcext:value-type="float">
            <text:p>328460</text:p>
          </table:table-cell>
          <table:table-cell office:value-type="float" office:value="59806" calcext:value-type="float">
            <text:p>598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503" calcext:value-type="float">
            <text:p>328503</text:p>
          </table:table-cell>
          <table:table-cell office:value-type="float" office:value="55121" calcext:value-type="float">
            <text:p>551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548" calcext:value-type="float">
            <text:p>328548</text:p>
          </table:table-cell>
          <table:table-cell office:value-type="float" office:value="59267" calcext:value-type="float">
            <text:p>592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595" calcext:value-type="float">
            <text:p>328595</text:p>
          </table:table-cell>
          <table:table-cell office:value-type="float" office:value="57877" calcext:value-type="float">
            <text:p>578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642" calcext:value-type="float">
            <text:p>328642</text:p>
          </table:table-cell>
          <table:table-cell office:value-type="float" office:value="90619" calcext:value-type="float">
            <text:p>906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328687" calcext:value-type="float">
            <text:p>328687</text:p>
          </table:table-cell>
          <table:table-cell office:value-type="float" office:value="124548" calcext:value-type="float">
            <text:p>1245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8815" calcext:value-type="float">
            <text:p>128815</text:p>
          </table:table-cell>
          <table:table-cell office:value-type="float" office:value="52031" calcext:value-type="float">
            <text:p>520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8858" calcext:value-type="float">
            <text:p>128858</text:p>
          </table:table-cell>
          <table:table-cell office:value-type="float" office:value="37602" calcext:value-type="float">
            <text:p>376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8900" calcext:value-type="float">
            <text:p>128900</text:p>
          </table:table-cell>
          <table:table-cell office:value-type="float" office:value="43042" calcext:value-type="float">
            <text:p>43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8943" calcext:value-type="float">
            <text:p>128943</text:p>
          </table:table-cell>
          <table:table-cell office:value-type="float" office:value="40005" calcext:value-type="float">
            <text:p>40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8984" calcext:value-type="float">
            <text:p>128984</text:p>
          </table:table-cell>
          <table:table-cell office:value-type="float" office:value="40879" calcext:value-type="float">
            <text:p>408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9027" calcext:value-type="float">
            <text:p>129027</text:p>
          </table:table-cell>
          <table:table-cell office:value-type="float" office:value="39406" calcext:value-type="float">
            <text:p>394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9069" calcext:value-type="float">
            <text:p>129069</text:p>
          </table:table-cell>
          <table:table-cell office:value-type="float" office:value="41199" calcext:value-type="float">
            <text:p>411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9111" calcext:value-type="float">
            <text:p>129111</text:p>
          </table:table-cell>
          <table:table-cell office:value-type="float" office:value="40440" calcext:value-type="float">
            <text:p>404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9153" calcext:value-type="float">
            <text:p>129153</text:p>
          </table:table-cell>
          <table:table-cell office:value-type="float" office:value="40181" calcext:value-type="float">
            <text:p>401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129197" calcext:value-type="float">
            <text:p>129197</text:p>
          </table:table-cell>
          <table:table-cell office:value-type="float" office:value="41813" calcext:value-type="float">
            <text:p>418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240" calcext:value-type="float">
            <text:p>429240</text:p>
          </table:table-cell>
          <table:table-cell office:value-type="float" office:value="47867" calcext:value-type="float">
            <text:p>478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281" calcext:value-type="float">
            <text:p>429281</text:p>
          </table:table-cell>
          <table:table-cell office:value-type="float" office:value="51864" calcext:value-type="float">
            <text:p>518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374" calcext:value-type="float">
            <text:p>429374</text:p>
          </table:table-cell>
          <table:table-cell office:value-type="float" office:value="51502" calcext:value-type="float">
            <text:p>51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419" calcext:value-type="float">
            <text:p>429419</text:p>
          </table:table-cell>
          <table:table-cell office:value-type="float" office:value="52577" calcext:value-type="float">
            <text:p>525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464" calcext:value-type="float">
            <text:p>429464</text:p>
          </table:table-cell>
          <table:table-cell office:value-type="float" office:value="55096" calcext:value-type="float">
            <text:p>550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507" calcext:value-type="float">
            <text:p>429507</text:p>
          </table:table-cell>
          <table:table-cell office:value-type="float" office:value="53493" calcext:value-type="float">
            <text:p>534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550" calcext:value-type="float">
            <text:p>429550</text:p>
          </table:table-cell>
          <table:table-cell office:value-type="float" office:value="53637" calcext:value-type="float">
            <text:p>536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593" calcext:value-type="float">
            <text:p>429593</text:p>
          </table:table-cell>
          <table:table-cell office:value-type="float" office:value="53234" calcext:value-type="float">
            <text:p>532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636" calcext:value-type="float">
            <text:p>429636</text:p>
          </table:table-cell>
          <table:table-cell office:value-type="float" office:value="54612" calcext:value-type="float">
            <text:p>546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zxing</text:p>
          </table:table-cell>
          <table:table-cell office:value-type="string" calcext:value-type="string">
            <text:p>Somente Vulnerabilidades</text:p>
          </table:table-cell>
          <table:table-cell office:value-type="float" office:value="429679" calcext:value-type="float">
            <text:p>429679</text:p>
          </table:table-cell>
          <table:table-cell office:value-type="float" office:value="57480" calcext:value-type="float">
            <text:p>574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29727" calcext:value-type="float">
            <text:p>229727</text:p>
          </table:table-cell>
          <table:table-cell office:value-type="float" office:value="46063" calcext:value-type="float">
            <text:p>460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29774" calcext:value-type="float">
            <text:p>229774</text:p>
          </table:table-cell>
          <table:table-cell office:value-type="float" office:value="44378" calcext:value-type="float">
            <text:p>443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29816" calcext:value-type="float">
            <text:p>229816</text:p>
          </table:table-cell>
          <table:table-cell office:value-type="float" office:value="47526" calcext:value-type="float">
            <text:p>475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29858" calcext:value-type="float">
            <text:p>229858</text:p>
          </table:table-cell>
          <table:table-cell office:value-type="float" office:value="49104" calcext:value-type="float">
            <text:p>491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29946" calcext:value-type="float">
            <text:p>229946</text:p>
          </table:table-cell>
          <table:table-cell office:value-type="float" office:value="49345" calcext:value-type="float">
            <text:p>493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29988" calcext:value-type="float">
            <text:p>229988</text:p>
          </table:table-cell>
          <table:table-cell office:value-type="float" office:value="49901" calcext:value-type="float">
            <text:p>499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30031" calcext:value-type="float">
            <text:p>230031</text:p>
          </table:table-cell>
          <table:table-cell office:value-type="float" office:value="52094" calcext:value-type="float">
            <text:p>520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30074" calcext:value-type="float">
            <text:p>230074</text:p>
          </table:table-cell>
          <table:table-cell office:value-type="float" office:value="48651" calcext:value-type="float">
            <text:p>486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30117" calcext:value-type="float">
            <text:p>230117</text:p>
          </table:table-cell>
          <table:table-cell office:value-type="float" office:value="46775" calcext:value-type="float">
            <text:p>467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30159" calcext:value-type="float">
            <text:p>230159</text:p>
          </table:table-cell>
          <table:table-cell office:value-type="float" office:value="47530" calcext:value-type="float">
            <text:p>475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202" calcext:value-type="float">
            <text:p>330202</text:p>
          </table:table-cell>
          <table:table-cell office:value-type="float" office:value="40689" calcext:value-type="float">
            <text:p>406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246" calcext:value-type="float">
            <text:p>330246</text:p>
          </table:table-cell>
          <table:table-cell office:value-type="float" office:value="43976" calcext:value-type="float">
            <text:p>439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288" calcext:value-type="float">
            <text:p>330288</text:p>
          </table:table-cell>
          <table:table-cell office:value-type="float" office:value="42859" calcext:value-type="float">
            <text:p>428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333" calcext:value-type="float">
            <text:p>330333</text:p>
          </table:table-cell>
          <table:table-cell office:value-type="float" office:value="44068" calcext:value-type="float">
            <text:p>440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375" calcext:value-type="float">
            <text:p>330375</text:p>
          </table:table-cell>
          <table:table-cell office:value-type="float" office:value="60920" calcext:value-type="float">
            <text:p>609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417" calcext:value-type="float">
            <text:p>330417</text:p>
          </table:table-cell>
          <table:table-cell office:value-type="float" office:value="79257" calcext:value-type="float">
            <text:p>792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506" calcext:value-type="float">
            <text:p>330506</text:p>
          </table:table-cell>
          <table:table-cell office:value-type="float" office:value="78715" calcext:value-type="float">
            <text:p>787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585" calcext:value-type="float">
            <text:p>330585</text:p>
          </table:table-cell>
          <table:table-cell office:value-type="float" office:value="32099" calcext:value-type="float">
            <text:p>320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627" calcext:value-type="float">
            <text:p>330627</text:p>
          </table:table-cell>
          <table:table-cell office:value-type="float" office:value="32896" calcext:value-type="float">
            <text:p>328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330670" calcext:value-type="float">
            <text:p>330670</text:p>
          </table:table-cell>
          <table:table-cell office:value-type="float" office:value="34755" calcext:value-type="float">
            <text:p>347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0713" calcext:value-type="float">
            <text:p>430713</text:p>
          </table:table-cell>
          <table:table-cell office:value-type="float" office:value="32805" calcext:value-type="float">
            <text:p>328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0754" calcext:value-type="float">
            <text:p>430754</text:p>
          </table:table-cell>
          <table:table-cell office:value-type="float" office:value="32641" calcext:value-type="float">
            <text:p>326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0796" calcext:value-type="float">
            <text:p>430796</text:p>
          </table:table-cell>
          <table:table-cell office:value-type="float" office:value="35239" calcext:value-type="float">
            <text:p>352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0837" calcext:value-type="float">
            <text:p>430837</text:p>
          </table:table-cell>
          <table:table-cell office:value-type="float" office:value="33759" calcext:value-type="float">
            <text:p>337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0878" calcext:value-type="float">
            <text:p>430878</text:p>
          </table:table-cell>
          <table:table-cell office:value-type="float" office:value="36876" calcext:value-type="float">
            <text:p>368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0919" calcext:value-type="float">
            <text:p>430919</text:p>
          </table:table-cell>
          <table:table-cell office:value-type="float" office:value="37741" calcext:value-type="float">
            <text:p>377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0965" calcext:value-type="float">
            <text:p>430965</text:p>
          </table:table-cell>
          <table:table-cell office:value-type="float" office:value="35885" calcext:value-type="float">
            <text:p>358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1009" calcext:value-type="float">
            <text:p>431009</text:p>
          </table:table-cell>
          <table:table-cell office:value-type="float" office:value="40609" calcext:value-type="float">
            <text:p>406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1050" calcext:value-type="float">
            <text:p>431050</text:p>
          </table:table-cell>
          <table:table-cell office:value-type="float" office:value="37767" calcext:value-type="float">
            <text:p>377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431092" calcext:value-type="float">
            <text:p>431092</text:p>
          </table:table-cell>
          <table:table-cell office:value-type="float" office:value="39368" calcext:value-type="float">
            <text:p>393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135" calcext:value-type="float">
            <text:p>431135</text:p>
          </table:table-cell>
          <table:table-cell office:value-type="float" office:value="52481" calcext:value-type="float">
            <text:p>524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223" calcext:value-type="float">
            <text:p>431223</text:p>
          </table:table-cell>
          <table:table-cell office:value-type="float" office:value="76272" calcext:value-type="float">
            <text:p>762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268" calcext:value-type="float">
            <text:p>431268</text:p>
          </table:table-cell>
          <table:table-cell office:value-type="float" office:value="75874" calcext:value-type="float">
            <text:p>758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310" calcext:value-type="float">
            <text:p>431310</text:p>
          </table:table-cell>
          <table:table-cell office:value-type="float" office:value="52141" calcext:value-type="float">
            <text:p>521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353" calcext:value-type="float">
            <text:p>431353</text:p>
          </table:table-cell>
          <table:table-cell office:value-type="float" office:value="37098" calcext:value-type="float">
            <text:p>370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394" calcext:value-type="float">
            <text:p>431394</text:p>
          </table:table-cell>
          <table:table-cell office:value-type="float" office:value="36788" calcext:value-type="float">
            <text:p>367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436" calcext:value-type="float">
            <text:p>431436</text:p>
          </table:table-cell>
          <table:table-cell office:value-type="float" office:value="39443" calcext:value-type="float">
            <text:p>394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479" calcext:value-type="float">
            <text:p>431479</text:p>
          </table:table-cell>
          <table:table-cell office:value-type="float" office:value="42180" calcext:value-type="float">
            <text:p>421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522" calcext:value-type="float">
            <text:p>431522</text:p>
          </table:table-cell>
          <table:table-cell office:value-type="float" office:value="43292" calcext:value-type="float">
            <text:p>432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431566" calcext:value-type="float">
            <text:p>431566</text:p>
          </table:table-cell>
          <table:table-cell office:value-type="float" office:value="46317" calcext:value-type="float">
            <text:p>463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611" calcext:value-type="float">
            <text:p>331611</text:p>
          </table:table-cell>
          <table:table-cell office:value-type="float" office:value="50848" calcext:value-type="float">
            <text:p>508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653" calcext:value-type="float">
            <text:p>331653</text:p>
          </table:table-cell>
          <table:table-cell office:value-type="float" office:value="55064" calcext:value-type="float">
            <text:p>550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697" calcext:value-type="float">
            <text:p>331697</text:p>
          </table:table-cell>
          <table:table-cell office:value-type="float" office:value="49500" calcext:value-type="float">
            <text:p>495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785" calcext:value-type="float">
            <text:p>331785</text:p>
          </table:table-cell>
          <table:table-cell office:value-type="float" office:value="51740" calcext:value-type="float">
            <text:p>517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826" calcext:value-type="float">
            <text:p>331826</text:p>
          </table:table-cell>
          <table:table-cell office:value-type="float" office:value="51752" calcext:value-type="float">
            <text:p>517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869" calcext:value-type="float">
            <text:p>331869</text:p>
          </table:table-cell>
          <table:table-cell office:value-type="float" office:value="47589" calcext:value-type="float">
            <text:p>475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911" calcext:value-type="float">
            <text:p>331911</text:p>
          </table:table-cell>
          <table:table-cell office:value-type="float" office:value="49415" calcext:value-type="float">
            <text:p>494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954" calcext:value-type="float">
            <text:p>331954</text:p>
          </table:table-cell>
          <table:table-cell office:value-type="float" office:value="73540" calcext:value-type="float">
            <text:p>735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1996" calcext:value-type="float">
            <text:p>331996</text:p>
          </table:table-cell>
          <table:table-cell office:value-type="float" office:value="93378" calcext:value-type="float">
            <text:p>933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332044" calcext:value-type="float">
            <text:p>332044</text:p>
          </table:table-cell>
          <table:table-cell office:value-type="float" office:value="68798" calcext:value-type="float">
            <text:p>687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429" calcext:value-type="float">
            <text:p>2429</text:p>
          </table:table-cell>
          <table:table-cell office:value-type="float" office:value="54862" calcext:value-type="float">
            <text:p>548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497" calcext:value-type="float">
            <text:p>2497</text:p>
          </table:table-cell>
          <table:table-cell office:value-type="float" office:value="61103" calcext:value-type="float">
            <text:p>611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557" calcext:value-type="float">
            <text:p>2557</text:p>
          </table:table-cell>
          <table:table-cell office:value-type="float" office:value="56910" calcext:value-type="float">
            <text:p>569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612" calcext:value-type="float">
            <text:p>2612</text:p>
          </table:table-cell>
          <table:table-cell office:value-type="float" office:value="58286" calcext:value-type="float">
            <text:p>58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668" calcext:value-type="float">
            <text:p>2668</text:p>
          </table:table-cell>
          <table:table-cell office:value-type="float" office:value="60851" calcext:value-type="float">
            <text:p>608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10" calcext:value-type="float">
            <text:p>2710</text:p>
          </table:table-cell>
          <table:table-cell office:value-type="float" office:value="58055" calcext:value-type="float">
            <text:p>580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53" calcext:value-type="float">
            <text:p>2753</text:p>
          </table:table-cell>
          <table:table-cell office:value-type="float" office:value="60300" calcext:value-type="float">
            <text:p>603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98" calcext:value-type="float">
            <text:p>2798</text:p>
          </table:table-cell>
          <table:table-cell office:value-type="float" office:value="58653" calcext:value-type="float">
            <text:p>586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842" calcext:value-type="float">
            <text:p>2842</text:p>
          </table:table-cell>
          <table:table-cell office:value-type="float" office:value="62421" calcext:value-type="float">
            <text:p>624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885" calcext:value-type="float">
            <text:p>2885</text:p>
          </table:table-cell>
          <table:table-cell office:value-type="float" office:value="60080" calcext:value-type="float">
            <text:p>600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090" calcext:value-type="float">
            <text:p>432090</text:p>
          </table:table-cell>
          <table:table-cell office:value-type="float" office:value="213489" calcext:value-type="float">
            <text:p>2134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183" calcext:value-type="float">
            <text:p>432183</text:p>
          </table:table-cell>
          <table:table-cell office:value-type="float" office:value="238892" calcext:value-type="float">
            <text:p>2388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270" calcext:value-type="float">
            <text:p>432270</text:p>
          </table:table-cell>
          <table:table-cell office:value-type="float" office:value="238951" calcext:value-type="float">
            <text:p>2389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322" calcext:value-type="float">
            <text:p>432322</text:p>
          </table:table-cell>
          <table:table-cell office:value-type="float" office:value="244296" calcext:value-type="float">
            <text:p>2442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421" calcext:value-type="float">
            <text:p>432421</text:p>
          </table:table-cell>
          <table:table-cell office:value-type="float" office:value="348816" calcext:value-type="float">
            <text:p>3488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480" calcext:value-type="float">
            <text:p>432480</text:p>
          </table:table-cell>
          <table:table-cell office:value-type="float" office:value="211834" calcext:value-type="float">
            <text:p>2118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577" calcext:value-type="float">
            <text:p>432577</text:p>
          </table:table-cell>
          <table:table-cell office:value-type="float" office:value="234011" calcext:value-type="float">
            <text:p>2340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628" calcext:value-type="float">
            <text:p>432628</text:p>
          </table:table-cell>
          <table:table-cell office:value-type="float" office:value="242956" calcext:value-type="float">
            <text:p>2429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2724" calcext:value-type="float">
            <text:p>432724</text:p>
          </table:table-cell>
          <table:table-cell office:value-type="float" office:value="355092" calcext:value-type="float">
            <text:p>3550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347" calcext:value-type="float">
            <text:p>4347</text:p>
          </table:table-cell>
          <table:table-cell office:value-type="float" office:value="209433" calcext:value-type="float">
            <text:p>2094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431" calcext:value-type="float">
            <text:p>12431</text:p>
          </table:table-cell>
          <table:table-cell office:value-type="float" office:value="87815" calcext:value-type="float">
            <text:p>878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476" calcext:value-type="float">
            <text:p>12476</text:p>
          </table:table-cell>
          <table:table-cell office:value-type="float" office:value="93973" calcext:value-type="float">
            <text:p>939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521" calcext:value-type="float">
            <text:p>12521</text:p>
          </table:table-cell>
          <table:table-cell office:value-type="float" office:value="83218" calcext:value-type="float">
            <text:p>832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609" calcext:value-type="float">
            <text:p>12609</text:p>
          </table:table-cell>
          <table:table-cell office:value-type="float" office:value="89618" calcext:value-type="float">
            <text:p>896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653" calcext:value-type="float">
            <text:p>12653</text:p>
          </table:table-cell>
          <table:table-cell office:value-type="float" office:value="87450" calcext:value-type="float">
            <text:p>874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696" calcext:value-type="float">
            <text:p>12696</text:p>
          </table:table-cell>
          <table:table-cell office:value-type="float" office:value="87425" calcext:value-type="float">
            <text:p>874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740" calcext:value-type="float">
            <text:p>12740</text:p>
          </table:table-cell>
          <table:table-cell office:value-type="float" office:value="86739" calcext:value-type="float">
            <text:p>867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785" calcext:value-type="float">
            <text:p>12785</text:p>
          </table:table-cell>
          <table:table-cell office:value-type="float" office:value="80397" calcext:value-type="float">
            <text:p>803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830" calcext:value-type="float">
            <text:p>12830</text:p>
          </table:table-cell>
          <table:table-cell office:value-type="float" office:value="88492" calcext:value-type="float">
            <text:p>884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12876" calcext:value-type="float">
            <text:p>12876</text:p>
          </table:table-cell>
          <table:table-cell office:value-type="float" office:value="83974" calcext:value-type="float">
            <text:p>839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1949" calcext:value-type="float">
            <text:p>11949</text:p>
          </table:table-cell>
          <table:table-cell office:value-type="float" office:value="65190" calcext:value-type="float">
            <text:p>651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1992" calcext:value-type="float">
            <text:p>11992</text:p>
          </table:table-cell>
          <table:table-cell office:value-type="float" office:value="72562" calcext:value-type="float">
            <text:p>725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035" calcext:value-type="float">
            <text:p>12035</text:p>
          </table:table-cell>
          <table:table-cell office:value-type="float" office:value="70003" calcext:value-type="float">
            <text:p>70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079" calcext:value-type="float">
            <text:p>12079</text:p>
          </table:table-cell>
          <table:table-cell office:value-type="float" office:value="70156" calcext:value-type="float">
            <text:p>701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121" calcext:value-type="float">
            <text:p>12121</text:p>
          </table:table-cell>
          <table:table-cell office:value-type="float" office:value="75570" calcext:value-type="float">
            <text:p>755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211" calcext:value-type="float">
            <text:p>12211</text:p>
          </table:table-cell>
          <table:table-cell office:value-type="float" office:value="80018" calcext:value-type="float">
            <text:p>80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255" calcext:value-type="float">
            <text:p>12255</text:p>
          </table:table-cell>
          <table:table-cell office:value-type="float" office:value="71734" calcext:value-type="float">
            <text:p>717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297" calcext:value-type="float">
            <text:p>12297</text:p>
          </table:table-cell>
          <table:table-cell office:value-type="float" office:value="75859" calcext:value-type="float">
            <text:p>758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340" calcext:value-type="float">
            <text:p>12340</text:p>
          </table:table-cell>
          <table:table-cell office:value-type="float" office:value="68295" calcext:value-type="float">
            <text:p>682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12383" calcext:value-type="float">
            <text:p>12383</text:p>
          </table:table-cell>
          <table:table-cell office:value-type="float" office:value="76141" calcext:value-type="float">
            <text:p>761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939" calcext:value-type="float">
            <text:p>3939</text:p>
          </table:table-cell>
          <table:table-cell office:value-type="float" office:value="320522" calcext:value-type="float">
            <text:p>3205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047" calcext:value-type="float">
            <text:p>31047</text:p>
          </table:table-cell>
          <table:table-cell office:value-type="float" office:value="256356" calcext:value-type="float">
            <text:p>2563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116" calcext:value-type="float">
            <text:p>31116</text:p>
          </table:table-cell>
          <table:table-cell office:value-type="float" office:value="235077" calcext:value-type="float">
            <text:p>2350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371" calcext:value-type="float">
            <text:p>31371</text:p>
          </table:table-cell>
          <table:table-cell office:value-type="float" office:value="248022" calcext:value-type="float">
            <text:p>2480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447" calcext:value-type="float">
            <text:p>31447</text:p>
          </table:table-cell>
          <table:table-cell office:value-type="float" office:value="349804" calcext:value-type="float">
            <text:p>3498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548" calcext:value-type="float">
            <text:p>31548</text:p>
          </table:table-cell>
          <table:table-cell office:value-type="float" office:value="220817" calcext:value-type="float">
            <text:p>2208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600" calcext:value-type="float">
            <text:p>31600</text:p>
          </table:table-cell>
          <table:table-cell office:value-type="float" office:value="236442" calcext:value-type="float">
            <text:p>2364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701" calcext:value-type="float">
            <text:p>31701</text:p>
          </table:table-cell>
          <table:table-cell office:value-type="float" office:value="242817" calcext:value-type="float">
            <text:p>2428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751" calcext:value-type="float">
            <text:p>31751</text:p>
          </table:table-cell>
          <table:table-cell office:value-type="float" office:value="365820" calcext:value-type="float">
            <text:p>3658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851" calcext:value-type="float">
            <text:p>31851</text:p>
          </table:table-cell>
          <table:table-cell office:value-type="float" office:value="215693" calcext:value-type="float">
            <text:p>2156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2965" calcext:value-type="float">
            <text:p>32965</text:p>
          </table:table-cell>
          <table:table-cell office:value-type="float" office:value="677279" calcext:value-type="float">
            <text:p>6772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115" calcext:value-type="float">
            <text:p>33115</text:p>
          </table:table-cell>
          <table:table-cell office:value-type="float" office:value="577163" calcext:value-type="float">
            <text:p>5771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226" calcext:value-type="float">
            <text:p>33226</text:p>
          </table:table-cell>
          <table:table-cell office:value-type="float" office:value="596821" calcext:value-type="float">
            <text:p>5968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370" calcext:value-type="float">
            <text:p>33370</text:p>
          </table:table-cell>
          <table:table-cell office:value-type="float" office:value="664092" calcext:value-type="float">
            <text:p>6640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481" calcext:value-type="float">
            <text:p>33481</text:p>
          </table:table-cell>
          <table:table-cell office:value-type="float" office:value="583409" calcext:value-type="float">
            <text:p>5834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577" calcext:value-type="float">
            <text:p>33577</text:p>
          </table:table-cell>
          <table:table-cell office:value-type="float" office:value="580447" calcext:value-type="float">
            <text:p>58044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708" calcext:value-type="float">
            <text:p>33708</text:p>
          </table:table-cell>
          <table:table-cell office:value-type="float" office:value="660363" calcext:value-type="float">
            <text:p>6603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821" calcext:value-type="float">
            <text:p>33821</text:p>
          </table:table-cell>
          <table:table-cell office:value-type="float" office:value="583965" calcext:value-type="float">
            <text:p>5839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920" calcext:value-type="float">
            <text:p>33920</text:p>
          </table:table-cell>
          <table:table-cell office:value-type="float" office:value="714328" calcext:value-type="float">
            <text:p>7143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4070" calcext:value-type="float">
            <text:p>34070</text:p>
          </table:table-cell>
          <table:table-cell office:value-type="float" office:value="547319" calcext:value-type="float">
            <text:p>5473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4179" calcext:value-type="float">
            <text:p>24179</text:p>
          </table:table-cell>
          <table:table-cell office:value-type="float" office:value="609377" calcext:value-type="float">
            <text:p>6093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4287" calcext:value-type="float">
            <text:p>24287</text:p>
          </table:table-cell>
          <table:table-cell office:value-type="float" office:value="612730" calcext:value-type="float">
            <text:p>6127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4435" calcext:value-type="float">
            <text:p>24435</text:p>
          </table:table-cell>
          <table:table-cell office:value-type="float" office:value="611587" calcext:value-type="float">
            <text:p>6115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4548" calcext:value-type="float">
            <text:p>24548</text:p>
          </table:table-cell>
          <table:table-cell office:value-type="float" office:value="671566" calcext:value-type="float">
            <text:p>6715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4665" calcext:value-type="float">
            <text:p>24665</text:p>
          </table:table-cell>
          <table:table-cell office:value-type="float" office:value="628527" calcext:value-type="float">
            <text:p>628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4810" calcext:value-type="float">
            <text:p>24810</text:p>
          </table:table-cell>
          <table:table-cell office:value-type="float" office:value="617857" calcext:value-type="float">
            <text:p>6178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4921" calcext:value-type="float">
            <text:p>24921</text:p>
          </table:table-cell>
          <table:table-cell office:value-type="float" office:value="611750" calcext:value-type="float">
            <text:p>6117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5033" calcext:value-type="float">
            <text:p>25033</text:p>
          </table:table-cell>
          <table:table-cell office:value-type="float" office:value="699064" calcext:value-type="float">
            <text:p>6990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5181" calcext:value-type="float">
            <text:p>25181</text:p>
          </table:table-cell>
          <table:table-cell office:value-type="float" office:value="595586" calcext:value-type="float">
            <text:p>5955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5298" calcext:value-type="float">
            <text:p>25298</text:p>
          </table:table-cell>
          <table:table-cell office:value-type="float" office:value="608691" calcext:value-type="float">
            <text:p>6086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5406" calcext:value-type="float">
            <text:p>15406</text:p>
          </table:table-cell>
          <table:table-cell office:value-type="float" office:value="757937" calcext:value-type="float">
            <text:p>7579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5599" calcext:value-type="float">
            <text:p>15599</text:p>
          </table:table-cell>
          <table:table-cell office:value-type="float" office:value="782121" calcext:value-type="float">
            <text:p>7821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5715" calcext:value-type="float">
            <text:p>15715</text:p>
          </table:table-cell>
          <table:table-cell office:value-type="float" office:value="646134" calcext:value-type="float">
            <text:p>6461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5864" calcext:value-type="float">
            <text:p>15864</text:p>
          </table:table-cell>
          <table:table-cell office:value-type="float" office:value="768773" calcext:value-type="float">
            <text:p>7687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5990" calcext:value-type="float">
            <text:p>15990</text:p>
          </table:table-cell>
          <table:table-cell office:value-type="float" office:value="658535" calcext:value-type="float">
            <text:p>6585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6101" calcext:value-type="float">
            <text:p>16101</text:p>
          </table:table-cell>
          <table:table-cell office:value-type="float" office:value="772867" calcext:value-type="float">
            <text:p>7728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6298" calcext:value-type="float">
            <text:p>16298</text:p>
          </table:table-cell>
          <table:table-cell office:value-type="float" office:value="718493" calcext:value-type="float">
            <text:p>7184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6412" calcext:value-type="float">
            <text:p>16412</text:p>
          </table:table-cell>
          <table:table-cell office:value-type="float" office:value="708768" calcext:value-type="float">
            <text:p>7087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6562" calcext:value-type="float">
            <text:p>16562</text:p>
          </table:table-cell>
          <table:table-cell office:value-type="float" office:value="780939" calcext:value-type="float">
            <text:p>7809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16687" calcext:value-type="float">
            <text:p>16687</text:p>
          </table:table-cell>
          <table:table-cell office:value-type="float" office:value="652816" calcext:value-type="float">
            <text:p>6528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6802" calcext:value-type="float">
            <text:p>46802</text:p>
          </table:table-cell>
          <table:table-cell office:value-type="float" office:value="588465" calcext:value-type="float">
            <text:p>5884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6936" calcext:value-type="float">
            <text:p>46936</text:p>
          </table:table-cell>
          <table:table-cell office:value-type="float" office:value="594047" calcext:value-type="float">
            <text:p>5940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046" calcext:value-type="float">
            <text:p>47046</text:p>
          </table:table-cell>
          <table:table-cell office:value-type="float" office:value="594956" calcext:value-type="float">
            <text:p>5949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157" calcext:value-type="float">
            <text:p>47157</text:p>
          </table:table-cell>
          <table:table-cell office:value-type="float" office:value="591473" calcext:value-type="float">
            <text:p>5914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301" calcext:value-type="float">
            <text:p>47301</text:p>
          </table:table-cell>
          <table:table-cell office:value-type="float" office:value="587206" calcext:value-type="float">
            <text:p>5872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412" calcext:value-type="float">
            <text:p>47412</text:p>
          </table:table-cell>
          <table:table-cell office:value-type="float" office:value="674387" calcext:value-type="float">
            <text:p>6743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607" calcext:value-type="float">
            <text:p>47607</text:p>
          </table:table-cell>
          <table:table-cell office:value-type="float" office:value="582362" calcext:value-type="float">
            <text:p>5823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707" calcext:value-type="float">
            <text:p>47707</text:p>
          </table:table-cell>
          <table:table-cell office:value-type="float" office:value="592320" calcext:value-type="float">
            <text:p>5923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816" calcext:value-type="float">
            <text:p>47816</text:p>
          </table:table-cell>
          <table:table-cell office:value-type="float" office:value="592774" calcext:value-type="float">
            <text:p>5927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7928" calcext:value-type="float">
            <text:p>47928</text:p>
          </table:table-cell>
          <table:table-cell office:value-type="float" office:value="665680" calcext:value-type="float">
            <text:p>6656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8123" calcext:value-type="float">
            <text:p>18123</text:p>
          </table:table-cell>
          <table:table-cell office:value-type="float" office:value="1382957" calcext:value-type="float">
            <text:p>13829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8347" calcext:value-type="float">
            <text:p>18347</text:p>
          </table:table-cell>
          <table:table-cell office:value-type="float" office:value="1995056" calcext:value-type="float">
            <text:p>19950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8786" calcext:value-type="float">
            <text:p>18786</text:p>
          </table:table-cell>
          <table:table-cell office:value-type="float" office:value="2575235" calcext:value-type="float">
            <text:p>25752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9442" calcext:value-type="float">
            <text:p>19442</text:p>
          </table:table-cell>
          <table:table-cell office:value-type="float" office:value="2830336" calcext:value-type="float">
            <text:p>28303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10694" calcext:value-type="float">
            <text:p>110694</text:p>
          </table:table-cell>
          <table:table-cell office:value-type="float" office:value="2709382" calcext:value-type="float">
            <text:p>27093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11606" calcext:value-type="float">
            <text:p>111606</text:p>
          </table:table-cell>
          <table:table-cell office:value-type="float" office:value="3320378" calcext:value-type="float">
            <text:p>33203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12191" calcext:value-type="float">
            <text:p>112191</text:p>
          </table:table-cell>
          <table:table-cell office:value-type="float" office:value="2143029" calcext:value-type="float">
            <text:p>21430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12720" calcext:value-type="float">
            <text:p>112720</text:p>
          </table:table-cell>
          <table:table-cell office:value-type="float" office:value="3834726" calcext:value-type="float">
            <text:p>38347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13465" calcext:value-type="float">
            <text:p>113465</text:p>
          </table:table-cell>
          <table:table-cell office:value-type="float" office:value="2330850" calcext:value-type="float">
            <text:p>23308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113975" calcext:value-type="float">
            <text:p>113975</text:p>
          </table:table-cell>
          <table:table-cell office:value-type="float" office:value="1248200" calcext:value-type="float">
            <text:p>12482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5489" calcext:value-type="float">
            <text:p>215489</text:p>
          </table:table-cell>
          <table:table-cell office:value-type="float" office:value="1167191" calcext:value-type="float">
            <text:p>11671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5701" calcext:value-type="float">
            <text:p>215701</text:p>
          </table:table-cell>
          <table:table-cell office:value-type="float" office:value="1171841" calcext:value-type="float">
            <text:p>11718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5884" calcext:value-type="float">
            <text:p>215884</text:p>
          </table:table-cell>
          <table:table-cell office:value-type="float" office:value="1168697" calcext:value-type="float">
            <text:p>11686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6104" calcext:value-type="float">
            <text:p>216104</text:p>
          </table:table-cell>
          <table:table-cell office:value-type="float" office:value="1158188" calcext:value-type="float">
            <text:p>11581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6346" calcext:value-type="float">
            <text:p>216346</text:p>
          </table:table-cell>
          <table:table-cell office:value-type="float" office:value="1294689" calcext:value-type="float">
            <text:p>12946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6570" calcext:value-type="float">
            <text:p>216570</text:p>
          </table:table-cell>
          <table:table-cell office:value-type="float" office:value="1132308" calcext:value-type="float">
            <text:p>11323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6785" calcext:value-type="float">
            <text:p>216785</text:p>
          </table:table-cell>
          <table:table-cell office:value-type="float" office:value="1180639" calcext:value-type="float">
            <text:p>11806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6998" calcext:value-type="float">
            <text:p>216998</text:p>
          </table:table-cell>
          <table:table-cell office:value-type="float" office:value="1181973" calcext:value-type="float">
            <text:p>11819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7200" calcext:value-type="float">
            <text:p>217200</text:p>
          </table:table-cell>
          <table:table-cell office:value-type="float" office:value="1171944" calcext:value-type="float">
            <text:p>11719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217410" calcext:value-type="float">
            <text:p>217410</text:p>
          </table:table-cell>
          <table:table-cell office:value-type="float" office:value="1242107" calcext:value-type="float">
            <text:p>12421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4161" calcext:value-type="float">
            <text:p>114161</text:p>
          </table:table-cell>
          <table:table-cell office:value-type="float" office:value="616653" calcext:value-type="float">
            <text:p>6166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4309" calcext:value-type="float">
            <text:p>114309</text:p>
          </table:table-cell>
          <table:table-cell office:value-type="float" office:value="751197" calcext:value-type="float">
            <text:p>7511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4426" calcext:value-type="float">
            <text:p>114426</text:p>
          </table:table-cell>
          <table:table-cell office:value-type="float" office:value="624106" calcext:value-type="float">
            <text:p>6241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4582" calcext:value-type="float">
            <text:p>114582</text:p>
          </table:table-cell>
          <table:table-cell office:value-type="float" office:value="642731" calcext:value-type="float">
            <text:p>6427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4729" calcext:value-type="float">
            <text:p>114729</text:p>
          </table:table-cell>
          <table:table-cell office:value-type="float" office:value="758622" calcext:value-type="float">
            <text:p>7586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4845" calcext:value-type="float">
            <text:p>114845</text:p>
          </table:table-cell>
          <table:table-cell office:value-type="float" office:value="642790" calcext:value-type="float">
            <text:p>64279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4994" calcext:value-type="float">
            <text:p>114994</text:p>
          </table:table-cell>
          <table:table-cell office:value-type="float" office:value="639105" calcext:value-type="float">
            <text:p>6391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5107" calcext:value-type="float">
            <text:p>115107</text:p>
          </table:table-cell>
          <table:table-cell office:value-type="float" office:value="666517" calcext:value-type="float">
            <text:p>6665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5224" calcext:value-type="float">
            <text:p>115224</text:p>
          </table:table-cell>
          <table:table-cell office:value-type="float" office:value="709543" calcext:value-type="float">
            <text:p>7095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115376" calcext:value-type="float">
            <text:p>115376</text:p>
          </table:table-cell>
          <table:table-cell office:value-type="float" office:value="683050" calcext:value-type="float">
            <text:p>6830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19369" calcext:value-type="float">
            <text:p>319369</text:p>
          </table:table-cell>
          <table:table-cell office:value-type="float" office:value="1149746" calcext:value-type="float">
            <text:p>11497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19580" calcext:value-type="float">
            <text:p>319580</text:p>
          </table:table-cell>
          <table:table-cell office:value-type="float" office:value="1153466" calcext:value-type="float">
            <text:p>11534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19790" calcext:value-type="float">
            <text:p>319790</text:p>
          </table:table-cell>
          <table:table-cell office:value-type="float" office:value="1170795" calcext:value-type="float">
            <text:p>11707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19965" calcext:value-type="float">
            <text:p>319965</text:p>
          </table:table-cell>
          <table:table-cell office:value-type="float" office:value="1152135" calcext:value-type="float">
            <text:p>11521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20183" calcext:value-type="float">
            <text:p>320183</text:p>
          </table:table-cell>
          <table:table-cell office:value-type="float" office:value="1158423" calcext:value-type="float">
            <text:p>11584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20379" calcext:value-type="float">
            <text:p>320379</text:p>
          </table:table-cell>
          <table:table-cell office:value-type="float" office:value="1163924" calcext:value-type="float">
            <text:p>11639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20554" calcext:value-type="float">
            <text:p>320554</text:p>
          </table:table-cell>
          <table:table-cell office:value-type="float" office:value="1156264" calcext:value-type="float">
            <text:p>11562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20767" calcext:value-type="float">
            <text:p>320767</text:p>
          </table:table-cell>
          <table:table-cell office:value-type="float" office:value="1123397" calcext:value-type="float">
            <text:p>11233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20979" calcext:value-type="float">
            <text:p>320979</text:p>
          </table:table-cell>
          <table:table-cell office:value-type="float" office:value="1138388" calcext:value-type="float">
            <text:p>11383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321158" calcext:value-type="float">
            <text:p>321158</text:p>
          </table:table-cell>
          <table:table-cell office:value-type="float" office:value="1138902" calcext:value-type="float">
            <text:p>11389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7633" calcext:value-type="float">
            <text:p>217633</text:p>
          </table:table-cell>
          <table:table-cell office:value-type="float" office:value="589985" calcext:value-type="float">
            <text:p>5899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7748" calcext:value-type="float">
            <text:p>217748</text:p>
          </table:table-cell>
          <table:table-cell office:value-type="float" office:value="581228" calcext:value-type="float">
            <text:p>5812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7859" calcext:value-type="float">
            <text:p>217859</text:p>
          </table:table-cell>
          <table:table-cell office:value-type="float" office:value="588177" calcext:value-type="float">
            <text:p>5881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8001" calcext:value-type="float">
            <text:p>218001</text:p>
          </table:table-cell>
          <table:table-cell office:value-type="float" office:value="595253" calcext:value-type="float">
            <text:p>5952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8111" calcext:value-type="float">
            <text:p>218111</text:p>
          </table:table-cell>
          <table:table-cell office:value-type="float" office:value="698384" calcext:value-type="float">
            <text:p>6983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8261" calcext:value-type="float">
            <text:p>218261</text:p>
          </table:table-cell>
          <table:table-cell office:value-type="float" office:value="762287" calcext:value-type="float">
            <text:p>7622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8472" calcext:value-type="float">
            <text:p>218472</text:p>
          </table:table-cell>
          <table:table-cell office:value-type="float" office:value="1061195" calcext:value-type="float">
            <text:p>10611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8975" calcext:value-type="float">
            <text:p>218975</text:p>
          </table:table-cell>
          <table:table-cell office:value-type="float" office:value="758474" calcext:value-type="float">
            <text:p>7584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9193" calcext:value-type="float">
            <text:p>219193</text:p>
          </table:table-cell>
          <table:table-cell office:value-type="float" office:value="542121" calcext:value-type="float">
            <text:p>5421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219257" calcext:value-type="float">
            <text:p>219257</text:p>
          </table:table-cell>
          <table:table-cell office:value-type="float" office:value="585442" calcext:value-type="float">
            <text:p>585442</text:p>
          </table:table-cell>
          <table:table-cell/>
        </table:table-row>
      </table:table>
      <table:named-expressions/>
      <table:database-ranges>
        <table:database-range table:name="__Anonymous_Sheet_DB__3" table:target-range-address="Planilha4.A1:Planilha4.F201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1:17:50.5563455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eri Colbek</meta:initial-creator>
    <meta:creation-date>2017-05-16T22:18:50.867153324</meta:creation-date>
    <dc:date>2017-05-24T13:31:36.513438514</dc:date>
    <dc:creator>Rudieri Colbek</dc:creator>
    <meta:editing-duration>P1DT23H42M11S</meta:editing-duration>
    <meta:editing-cycles>34</meta:editing-cycles>
    <meta:generator>LibreOffice/4.3.3.2$Linux_X86_64 LibreOffice_project/430m0$Build-2</meta:generator>
    <meta:document-statistic meta:table-count="4" meta:cell-count="37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4" chart:interval-major="0.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9cm" svg:y="3.057cm" style:legend-expansion="high" chart:style-name="ch2"/>
        <chart:plot-area chart:style-name="ch3" table:cell-range-address="'Crepz Player'.J57:'Crepz Player'.J60 'Crepz Player'.I45:'Crepz Player'.I45 'Crepz Player'.M45:'Crepz Player'.M60 'Crepz Player'.I49:'Crepz Player'.I49 'Crepz Player'.I53:'Crepz Player'.I53 'Crepz Player'.I57:'Crepz Player'.I57" chart:data-source-has-labels="both" svg:x="0.32cm" svg:y="0.18cm" svg:width="11.529cm" svg:height="8.64cm">
          <chartooo:coordinate-region svg:x="1.047cm" svg:y="0.379cm" svg:width="10.074cm" svg:height="7.794cm"/>
          <chart:axis chart:dimension="x" chart:name="primary-x" chart:style-name="ch4" chartooo:axis-type="auto">
            <chartooo:date-scale/>
            <chart:categories table:cell-range-address="'Crepz Player'.J57:'Crepz Player'.J6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axis chart:dimension="y" chart:name="secondary-y" chart:style-name="ch7"/>
          <chart:series chart:attached-axis="primary-y" chart:style-name="ch8" chart:values-cell-range-address="'Crepz Player'.M45:'Crepz Player'.M48" chart:label-cell-address="'Crepz Player'.I45:'Crepz Player'.I45" chart:class="chart:line">
            <chart:data-point chart:repeated="4"/>
          </chart:series>
          <chart:series chart:attached-axis="primary-y" chart:style-name="ch9" chart:values-cell-range-address="'Crepz Player'.M49:'Crepz Player'.M52" chart:label-cell-address="'Crepz Player'.I49:'Crepz Player'.I49" chart:class="chart:line">
            <chart:data-point chart:repeated="4"/>
          </chart:series>
          <chart:series chart:attached-axis="primary-y" chart:style-name="ch10" chart:values-cell-range-address="'Crepz Player'.M53:'Crepz Player'.M56" chart:label-cell-address="'Crepz Player'.I53:'Crepz Player'.I53" chart:class="chart:line">
            <chart:data-point chart:repeated="4"/>
          </chart:series>
          <chart:series chart:attached-axis="secondary-y" chart:style-name="ch11" chart:values-cell-range-address="'Crepz Player'.M57:'Crepz Player'.M60" chart:label-cell-address="'Crepz Player'.I57:'Crepz Player'.I5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s e 
Vulnerabilidades</text:p>
                <draw:g>
                  <svg:desc>'Crepz Player'.I45:'Crepz Player'.I45</svg:desc>
                </draw:g>
              </table:table-cell>
              <table:table-cell office:value-type="string">
                <text:p>Somente Bugs</text:p>
                <draw:g>
                  <svg:desc>'Crepz Player'.I49:'Crepz Player'.I49</svg:desc>
                </draw:g>
              </table:table-cell>
              <table:table-cell office:value-type="string">
                <text:p>Somente 
Vulnerabilidades</text:p>
                <draw:g>
                  <svg:desc>'Crepz Player'.I53:'Crepz Player'.I53</svg:desc>
                </draw:g>
              </table:table-cell>
              <table:table-cell office:value-type="string">
                <text:p>Sonar way</text:p>
                <draw:g>
                  <svg:desc>'Crepz Player'.I57:'Crepz Player'.I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repz Player'.J57:'Crepz Player'.J60</svg:desc>
                </draw:g>
              </table:table-cell>
              <table:table-cell office:value-type="float" office:value="1">
                <text:p>1</text:p>
                <draw:g>
                  <svg:desc>'Crepz Player'.M45:'Crepz Player'.M48</svg:desc>
                </draw:g>
              </table:table-cell>
              <table:table-cell office:value-type="float" office:value="1">
                <text:p>1</text:p>
                <draw:g>
                  <svg:desc>'Crepz Player'.M49:'Crepz Player'.M52</svg:desc>
                </draw:g>
              </table:table-cell>
              <table:table-cell office:value-type="float" office:value="1">
                <text:p>1</text:p>
                <draw:g>
                  <svg:desc>'Crepz Player'.M53:'Crepz Player'.M56</svg:desc>
                </draw:g>
              </table:table-cell>
              <table:table-cell office:value-type="float" office:value="1">
                <text:p>1</text:p>
                <draw:g>
                  <svg:desc>'Crepz Player'.M57:'Crepz Player'.M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7070571999531">
                <text:p>2.27070571999531</text:p>
              </table:table-cell>
              <table:table-cell office:value-type="float" office:value="1.50722421769668">
                <text:p>1.50722421769668</text:p>
              </table:table-cell>
              <table:table-cell office:value-type="float" office:value="1.37607805960831">
                <text:p>1.37607805960831</text:p>
              </table:table-cell>
              <table:table-cell office:value-type="float" office:value="1.46926482745329">
                <text:p>1.469264827453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1109198814376">
                <text:p>2.71109198814376</text:p>
              </table:table-cell>
              <table:table-cell office:value-type="float" office:value="1.47996263009094">
                <text:p>1.47996263009094</text:p>
              </table:table-cell>
              <table:table-cell office:value-type="float" office:value="1.6811185989266">
                <text:p>1.6811185989266</text:p>
              </table:table-cell>
              <table:table-cell office:value-type="float" office:value="1.46900903276405">
                <text:p>1.469009032764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5744641508852">
                <text:p>3.75744641508852</text:p>
              </table:table-cell>
              <table:table-cell office:value-type="float" office:value="2.00040806198131">
                <text:p>2.00040806198131</text:p>
              </table:table-cell>
              <table:table-cell office:value-type="float" office:value="1.82202181538273">
                <text:p>1.82202181538273</text:p>
              </table:table-cell>
              <table:table-cell office:value-type="float" office:value="1.73167014023105">
                <text:p>1.73167014023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